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1" style:master-page-name="MasterPage2" style:family="paragraph" style:name="P45">
      <style:paragraph-properties fo:line-height="150%" fo:text-align="center" fo:margin-bottom="0pt"/>
    </style:style>
    <style:style style:family="text" style:name="T132">
      <style:text-properties fo:font-family="Times New Roman" style:font-family-complex="Times New Roman" fo:font-size="14pt" fo:language="ru" fo:country="RU" fo:font-weight="bold"/>
    </style:style>
    <style:style style:family="text" style:name="T133">
      <style:text-properties fo:language="ru" fo:country="RU"/>
    </style:style>
    <style:style style:parent-style-name="711" style:family="paragraph" style:name="P46">
      <style:paragraph-properties fo:line-height="150%" fo:text-align="center" fo:margin-bottom="0pt"/>
    </style:style>
    <style:style style:family="text" style:name="T134">
      <style:text-properties fo:font-family="Times New Roman" style:font-family-complex="Times New Roman" fo:font-size="14pt" fo:language="ru" fo:country="RU" fo:font-weight="bold"/>
    </style:style>
    <style:style style:family="text" style:name="T135">
      <style:text-properties fo:language="ru" fo:country="RU"/>
    </style:style>
    <style:style style:parent-style-name="711" style:family="paragraph" style:name="P47">
      <style:paragraph-properties fo:line-height="150%" fo:text-align="center" fo:margin-bottom="0pt"/>
    </style:style>
    <style:style style:family="text" style:name="T136">
      <style:text-properties fo:font-family="Times New Roman" style:font-family-complex="Times New Roman" fo:font-size="14pt" fo:language="ru" fo:country="RU" fo:font-weight="bold"/>
    </style:style>
    <style:style style:family="text" style:name="T137">
      <style:text-properties fo:language="ru" fo:country="RU"/>
    </style:style>
    <style:style style:parent-style-name="711" style:family="paragraph" style:name="P48">
      <style:paragraph-properties fo:line-height="150%" fo:text-align="center" fo:margin-bottom="0pt"/>
    </style:style>
    <style:style style:family="text" style:name="T138">
      <style:text-properties fo:font-family="Times New Roman" style:font-family-complex="Times New Roman" fo:font-size="14pt" fo:language="ru" fo:country="RU" fo:font-weight="bold"/>
    </style:style>
    <style:style style:family="text" style:name="T139">
      <style:text-properties fo:language="ru" fo:country="RU"/>
    </style:style>
    <style:style style:parent-style-name="711" style:family="paragraph" style:name="P49">
      <style:paragraph-properties fo:line-height="150%" fo:text-align="center" fo:margin-bottom="0pt"/>
    </style:style>
    <style:style style:family="text" style:name="T140">
      <style:text-properties fo:font-family="Times New Roman" style:font-family-complex="Times New Roman" fo:font-size="14pt" fo:language="ru" fo:country="RU"/>
    </style:style>
    <style:style style:family="text" style:name="T141">
      <style:text-properties fo:language="ru" fo:country="RU"/>
    </style:style>
    <style:style style:parent-style-name="711" style:family="paragraph" style:name="P50">
      <style:paragraph-properties fo:line-height="150%" fo:text-align="center" fo:margin-bottom="0pt"/>
    </style:style>
    <style:style style:family="text" style:name="T142">
      <style:text-properties fo:font-family="Times New Roman" style:font-family-complex="Times New Roman" fo:font-size="14pt" fo:language="ru" fo:country="RU"/>
    </style:style>
    <style:style style:family="text" style:name="T143">
      <style:text-properties fo:language="ru" fo:country="RU"/>
    </style:style>
    <style:style style:parent-style-name="711" style:family="paragraph" style:name="P51">
      <style:paragraph-properties fo:line-height="150%" fo:text-align="center" fo:margin-bottom="0pt"/>
    </style:style>
    <style:style style:family="text" style:name="T144">
      <style:text-properties fo:font-family="Times New Roman" style:font-family-complex="Times New Roman" fo:font-size="14pt" fo:language="ru" fo:country="RU"/>
    </style:style>
    <style:style style:family="text" style:name="T145">
      <style:text-properties fo:language="ru" fo:country="RU"/>
    </style:style>
    <style:style style:parent-style-name="711" style:family="paragraph" style:name="P52">
      <style:paragraph-properties fo:line-height="150%" fo:text-align="center" fo:margin-bottom="0pt"/>
    </style:style>
    <style:style style:family="text" style:name="T146">
      <style:text-properties fo:font-family="Times New Roman" style:font-family-complex="Times New Roman" fo:font-size="14pt" fo:language="ru" fo:country="RU"/>
    </style:style>
    <style:style style:family="text" style:name="T147">
      <style:text-properties fo:font-family="Times New Roman" style:font-family-complex="Times New Roman" fo:font-size="14pt" fo:language="ru" fo:country="RU"/>
    </style:style>
    <style:style style:family="text" style:name="T148">
      <style:text-properties fo:language="ru" fo:country="RU"/>
    </style:style>
    <style:style style:parent-style-name="711" style:family="paragraph" style:name="P53">
      <style:paragraph-properties fo:line-height="150%" fo:text-align="center" fo:margin-bottom="0pt"/>
    </style:style>
    <style:style style:family="text" style:name="T149">
      <style:text-properties fo:font-family="Times New Roman" style:font-family-complex="Times New Roman" fo:font-size="14pt" fo:language="ru" fo:country="RU"/>
    </style:style>
    <style:style style:family="text" style:name="T150">
      <style:text-properties fo:language="ru" fo:country="RU"/>
    </style:style>
    <style:style style:parent-style-name="711" style:family="paragraph" style:name="P54">
      <style:paragraph-properties fo:line-height="150%" fo:text-align="center" fo:margin-bottom="0pt"/>
    </style:style>
    <style:style style:family="text" style:name="T151">
      <style:text-properties fo:font-family="Times New Roman" style:font-family-complex="Times New Roman" fo:font-size="14pt" fo:language="ru" fo:country="RU"/>
    </style:style>
    <style:style style:family="text" style:name="T152">
      <style:text-properties fo:font-family="Times New Roman" style:font-family-complex="Times New Roman" fo:font-size="14pt" fo:language="ru" fo:country="RU"/>
    </style:style>
    <style:style style:family="text" style:name="T153">
      <style:text-properties fo:font-family="Times New Roman" style:font-family-complex="Times New Roman" fo:font-size="14pt" fo:language="ru" fo:country="RU"/>
    </style:style>
    <style:style style:family="text" style:name="T154">
      <style:text-properties fo:language="ru" fo:country="RU"/>
    </style:style>
    <style:style style:parent-style-name="711" style:family="paragraph" style:name="P55">
      <style:paragraph-properties fo:line-height="150%" fo:text-align="center" fo:margin-bottom="0pt"/>
    </style:style>
    <style:style style:family="text" style:name="T155">
      <style:text-properties fo:font-family="Times New Roman" style:font-family-complex="Times New Roman" fo:font-size="14pt" fo:language="ru" fo:country="RU"/>
    </style:style>
    <style:style style:family="text" style:name="T156">
      <style:text-properties fo:language="ru" fo:country="RU"/>
    </style:style>
    <style:style style:parent-style-name="711" style:family="paragraph" style:name="P56">
      <style:paragraph-properties fo:line-height="150%" fo:text-align="center" fo:margin-bottom="0pt"/>
    </style:style>
    <style:style style:family="text" style:name="T157">
      <style:text-properties fo:font-family="Times New Roman" style:font-family-complex="Times New Roman" fo:font-size="14pt" fo:language="ru" fo:country="RU"/>
    </style:style>
    <style:style style:family="text" style:name="T158">
      <style:text-properties fo:language="ru" fo:country="RU"/>
    </style:style>
    <style:style style:parent-style-name="711" style:family="paragraph" style:name="P57">
      <style:paragraph-properties fo:line-height="150%" fo:text-align="center" fo:margin-bottom="0pt"/>
    </style:style>
    <style:style style:family="text" style:name="T159">
      <style:text-properties fo:font-family="Times New Roman" style:font-family-complex="Times New Roman" fo:font-size="14pt" fo:language="ru" fo:country="RU"/>
    </style:style>
    <style:style style:family="text" style:name="T160">
      <style:text-properties fo:language="ru" fo:country="RU"/>
    </style:style>
    <style:style style:parent-style-name="711" style:family="paragraph" style:name="P58">
      <style:paragraph-properties fo:line-height="150%" fo:text-align="center" fo:margin-bottom="0pt"/>
    </style:style>
    <style:style style:family="text" style:name="T161">
      <style:text-properties fo:font-family="Times New Roman" style:font-family-complex="Times New Roman" fo:font-size="14pt" fo:language="ru" fo:country="RU"/>
    </style:style>
    <style:style style:family="text" style:name="T162">
      <style:text-properties fo:language="ru" fo:country="RU"/>
    </style:style>
    <style:style style:parent-style-name="711" style:family="paragraph" style:name="P59">
      <style:paragraph-properties fo:line-height="150%" fo:text-align="center" fo:margin-bottom="0pt"/>
    </style:style>
    <style:style style:family="text" style:name="T163">
      <style:text-properties fo:font-family="Times New Roman" style:font-family-complex="Times New Roman" fo:font-size="14pt" fo:language="ru" fo:country="RU"/>
    </style:style>
    <style:style style:family="text" style:name="T164">
      <style:text-properties fo:language="ru" fo:country="RU"/>
    </style:style>
    <style:style style:parent-style-name="711" style:family="paragraph" style:name="P60">
      <style:paragraph-properties fo:line-height="150%" fo:text-align="center" fo:margin-bottom="0pt"/>
    </style:style>
    <style:style style:family="text" style:name="T165">
      <style:text-properties fo:font-family="Times New Roman" style:font-family-complex="Times New Roman" fo:font-size="14pt" fo:language="ru" fo:country="RU"/>
    </style:style>
    <style:style style:family="text" style:name="T166">
      <style:text-properties fo:language="ru" fo:country="RU"/>
    </style:style>
    <style:style style:parent-style-name="711" style:family="paragraph" style:name="P61">
      <style:paragraph-properties fo:line-height="150%" fo:text-align="center" fo:margin-bottom="0pt"/>
    </style:style>
    <style:style style:family="text" style:name="T167">
      <style:text-properties fo:font-family="Times New Roman" style:font-family-complex="Times New Roman" fo:font-size="14pt" fo:language="ru" fo:country="RU"/>
    </style:style>
    <style:style style:family="text" style:name="T168">
      <style:text-properties fo:language="ru" fo:country="RU"/>
    </style:style>
    <style:style style:parent-style-name="711" style:family="paragraph" style:name="P62">
      <style:paragraph-properties fo:line-height="150%" fo:text-align="center" fo:margin-bottom="0pt"/>
    </style:style>
    <style:style style:family="text" style:name="T169">
      <style:text-properties fo:font-family="Times New Roman" style:font-family-complex="Times New Roman" fo:font-size="14pt" fo:language="ru" fo:country="RU"/>
    </style:style>
    <style:style style:family="text" style:name="T170">
      <style:text-properties fo:language="ru" fo:country="RU"/>
    </style:style>
    <style:style style:parent-style-name="711" style:family="paragraph" style:name="P63">
      <style:paragraph-properties fo:line-height="150%" fo:text-align="center" fo:margin-bottom="0pt"/>
    </style:style>
    <style:style style:family="text" style:name="T171">
      <style:text-properties fo:font-family="Times New Roman" style:font-family-complex="Times New Roman" fo:font-size="14pt" fo:language="ru" fo:country="RU"/>
    </style:style>
    <style:style style:family="text" style:name="T172">
      <style:text-properties fo:language="ru" fo:country="RU"/>
    </style:style>
    <style:style style:parent-style-name="711" style:family="paragraph" style:name="P64">
      <style:paragraph-properties fo:line-height="150%" fo:text-align="center" fo:margin-bottom="0pt"/>
    </style:style>
    <style:style style:family="text" style:name="T173">
      <style:text-properties fo:font-family="Times New Roman" style:font-family-complex="Times New Roman" fo:font-size="14pt" fo:language="ru" fo:country="RU"/>
    </style:style>
    <style:style style:family="text" style:name="T174">
      <style:text-properties fo:language="ru" fo:country="RU"/>
    </style:style>
    <style:style style:parent-style-name="711" style:family="paragraph" style:name="P65">
      <style:paragraph-properties fo:line-height="150%" fo:text-align="center" fo:margin-bottom="0pt"/>
    </style:style>
    <style:style style:family="text" style:name="T175">
      <style:text-properties fo:font-family="Times New Roman" style:font-family-complex="Times New Roman" fo:font-size="14pt" fo:language="ru" fo:country="RU"/>
    </style:style>
    <style:style style:family="text" style:name="T176">
      <style:text-properties fo:language="ru" fo:country="RU"/>
    </style:style>
    <style:style style:parent-style-name="711" style:family="paragraph" style:name="P66">
      <style:paragraph-properties fo:line-height="150%" fo:text-align="right" fo:margin-bottom="0pt"/>
    </style:style>
    <style:style style:family="text" style:name="T177">
      <style:text-properties fo:font-family="Times New Roman" style:font-family-complex="Times New Roman" fo:font-size="14pt" fo:language="ru" fo:country="RU"/>
    </style:style>
    <style:style style:family="text" style:name="T178">
      <style:text-properties fo:font-family="Times New Roman" style:font-family-complex="Times New Roman" fo:font-size="14pt" fo:language="ru" fo:country="RU"/>
    </style:style>
    <style:style style:parent-style-name="711" style:family="paragraph" style:name="P67">
      <style:paragraph-properties fo:line-height="150%" fo:text-align="right" fo:margin-bottom="0pt"/>
    </style:style>
    <style:style style:family="text" style:name="T179">
      <style:text-properties fo:font-family="Times New Roman" style:font-family-complex="Times New Roman" fo:font-size="14pt" fo:language="ru" fo:country="RU"/>
    </style:style>
    <style:style style:family="text" style:name="T180">
      <style:text-properties fo:font-family="Times New Roman" style:font-family-complex="Times New Roman" fo:font-size="14pt" fo:language="ru" fo:country="RU"/>
    </style:style>
    <style:style style:parent-style-name="711" style:family="paragraph" style:name="P68">
      <style:paragraph-properties fo:line-height="150%" fo:text-align="right" fo:margin-bottom="0pt"/>
    </style:style>
    <style:style style:family="text" style:name="T181">
      <style:text-properties fo:font-family="Times New Roman" style:font-family-complex="Times New Roman" fo:font-size="14pt" fo:language="ru" fo:country="RU"/>
    </style:style>
    <style:style style:family="text" style:name="T182">
      <style:text-properties fo:font-family="Times New Roman" style:font-family-complex="Times New Roman" fo:font-size="14pt" fo:language="ru" fo:country="RU"/>
    </style:style>
    <style:style style:family="text" style:name="T183">
      <style:text-properties fo:language="ru" fo:country="RU"/>
    </style:style>
    <style:style style:parent-style-name="711" style:family="paragraph" style:name="P69">
      <style:paragraph-properties fo:line-height="150%" fo:text-align="right" fo:margin-bottom="0pt"/>
    </style:style>
    <style:style style:family="text" style:name="T184">
      <style:text-properties fo:font-family="Times New Roman" style:font-family-complex="Times New Roman" fo:font-size="14pt" fo:language="ru" fo:country="RU"/>
    </style:style>
    <style:style style:family="text" style:name="T185">
      <style:text-properties fo:language="ru" fo:country="RU"/>
    </style:style>
    <style:style style:parent-style-name="711" style:family="paragraph" style:name="P70">
      <style:paragraph-properties fo:line-height="150%" fo:text-align="right" fo:margin-bottom="0pt"/>
    </style:style>
    <style:style style:family="text" style:name="T186">
      <style:text-properties fo:font-family="Times New Roman" style:font-family-complex="Times New Roman" fo:font-size="14pt" fo:language="ru" fo:country="RU"/>
    </style:style>
    <style:style style:family="text" style:name="T187">
      <style:text-properties fo:font-family="Times New Roman" style:font-family-complex="Times New Roman" fo:font-size="14pt" fo:language="ru" fo:country="RU"/>
    </style:style>
    <style:style style:family="text" style:name="T188">
      <style:text-properties fo:language="ru" fo:country="RU"/>
    </style:style>
    <style:style style:parent-style-name="711" style:family="paragraph" style:name="P71">
      <style:paragraph-properties fo:line-height="150%" fo:text-align="right" fo:margin-bottom="0pt"/>
    </style:style>
    <style:style style:family="text" style:name="T189">
      <style:text-properties fo:font-family="Times New Roman" style:font-family-complex="Times New Roman" fo:font-size="14pt" fo:language="ru" fo:country="RU"/>
    </style:style>
    <style:style style:family="text" style:name="T190">
      <style:text-properties fo:language="ru" fo:country="RU"/>
    </style:style>
    <style:style style:parent-style-name="711" style:family="paragraph" style:name="P72">
      <style:paragraph-properties fo:line-height="150%" fo:text-align="right" fo:margin-bottom="0pt"/>
    </style:style>
    <style:style style:family="text" style:name="T191">
      <style:text-properties fo:font-family="Times New Roman" style:font-family-complex="Times New Roman" fo:font-size="14pt" fo:language="ru" fo:country="RU"/>
    </style:style>
    <style:style style:family="text" style:name="T192">
      <style:text-properties fo:language="ru" fo:country="RU"/>
    </style:style>
    <style:style style:parent-style-name="711" style:family="paragraph" style:name="P73">
      <style:paragraph-properties fo:line-height="150%" fo:text-align="right" fo:margin-bottom="0pt"/>
    </style:style>
    <style:style style:family="text" style:name="T193">
      <style:text-properties fo:font-family="Times New Roman" style:font-family-complex="Times New Roman" fo:font-size="14pt" fo:language="ru" fo:country="RU"/>
    </style:style>
    <style:style style:family="text" style:name="T194">
      <style:text-properties fo:language="ru" fo:country="RU"/>
    </style:style>
    <style:style style:parent-style-name="711" style:family="paragraph" style:name="P74">
      <style:paragraph-properties fo:line-height="150%" fo:text-align="center" fo:margin-bottom="0pt"/>
    </style:style>
    <style:style style:family="text" style:name="T195">
      <style:text-properties fo:font-family="Times New Roman" style:font-family-complex="Times New Roman" fo:font-size="14pt" fo:language="ru" fo:country="RU"/>
    </style:style>
    <style:style style:family="text" style:name="T196">
      <style:text-properties fo:language="ru" fo:country="RU"/>
    </style:style>
    <style:style style:parent-style-name="711" style:family="paragraph" style:name="P75">
      <style:paragraph-properties fo:line-height="150%" fo:text-align="left" fo:break-before="page"/>
    </style:style>
    <style:style style:family="text" style:name="T197">
      <style:text-properties fo:font-family="Times New Roman" style:font-family-complex="Times New Roman" fo:font-size="14pt" fo:language="ru" fo:country="RU" fo:font-weight="bold"/>
    </style:style>
    <style:style style:family="text" style:name="T198">
      <style:text-properties fo:language="ru" fo:country="RU"/>
    </style:style>
    <style:style style:parent-style-name="711" style:family="paragraph" style:name="P76">
      <style:paragraph-properties fo:line-height="150%" fo:text-align="left" fo:border="none"/>
    </style:style>
    <style:style style:family="text" style:name="T199">
      <style:text-properties fo:font-family="Times New Roman" style:font-family-complex="Times New Roman" fo:font-size="14pt" fo:language="ru" fo:country="RU"/>
    </style:style>
    <style:style style:family="text" style:name="T200">
      <style:text-properties fo:font-family="Times New Roman" style:font-family-complex="Times New Roman" fo:font-size="14pt" fo:language="ru" fo:country="RU"/>
    </style:style>
    <style:style style:family="text" style:name="T201">
      <style:text-properties fo:font-family="Times New Roman" style:font-family-complex="Times New Roman" fo:font-size="14pt" fo:language="ru" fo:country="RU"/>
    </style:style>
    <style:style style:family="text" style:name="T202">
      <style:text-properties fo:font-family="Times New Roman" style:font-family-complex="Times New Roman" fo:font-size="14pt" fo:language="ru" fo:country="RU"/>
    </style:style>
    <style:style style:parent-style-name="711" style:family="paragraph" style:name="P77">
      <style:paragraph-properties fo:line-height="150%" fo:text-align="justify" fo:border="none"/>
    </style:style>
    <style:style style:family="text" style:name="T203">
      <style:text-properties fo:font-family="Times New Roman" style:font-family-complex="Times New Roman" fo:font-size="14pt" fo:language="ru" fo:country="RU"/>
    </style:style>
    <style:style style:family="text" style:name="T204">
      <style:text-properties fo:font-family="Times New Roman" style:font-family-complex="Times New Roman" fo:font-size="14pt" fo:language="ru" fo:country="RU"/>
    </style:style>
    <style:style style:family="text" style:name="T205">
      <style:text-properties fo:font-family="Times New Roman" style:font-family-complex="Times New Roman" fo:font-size="14pt" fo:language="ru" fo:country="RU"/>
    </style:style>
    <style:style style:family="text" style:name="T206">
      <style:text-properties fo:font-family="Times New Roman" style:font-family-complex="Times New Roman" fo:font-size="14pt" fo:language="ru" fo:country="RU"/>
    </style:style>
    <style:style style:family="text" style:name="T207">
      <style:text-properties fo:font-family="Times New Roman" style:font-family-complex="Times New Roman" fo:font-size="14pt" fo:language="ru" fo:country="RU"/>
    </style:style>
    <style:style style:parent-style-name="711" style:family="paragraph" style:name="P78">
      <style:paragraph-properties fo:line-height="150%" fo:text-align="left"/>
    </style:style>
    <style:style style:family="text" style:name="T208">
      <style:text-properties fo:font-family="Times New Roman" style:font-family-complex="Times New Roman" fo:font-size="14pt" fo:language="ru" fo:country="RU"/>
    </style:style>
    <style:style style:family="text" style:name="T209">
      <style:text-properties fo:font-family="Times New Roman" style:font-family-complex="Times New Roman" fo:font-size="14pt" fo:language="ru" fo:country="RU"/>
    </style:style>
    <style:style style:family="text" style:name="T210">
      <style:text-properties fo:language="ru" fo:country="RU"/>
    </style:style>
    <style:style style:parent-style-name="711" style:family="paragraph" style:name="P79">
      <style:paragraph-properties fo:line-height="150%" fo:text-align="left"/>
    </style:style>
    <style:style style:family="text" style:name="T211">
      <style:text-properties fo:font-family="Times New Roman" style:font-family-complex="Times New Roman" fo:font-size="14pt" fo:language="ru" fo:country="RU"/>
    </style:style>
    <style:style style:family="text" style:name="T212">
      <style:text-properties fo:font-family="Times New Roman" style:font-family-complex="Times New Roman" fo:font-size="14pt" fo:language="ru" fo:country="RU"/>
    </style:style>
    <style:style style:parent-style-name="711" style:family="paragraph" style:name="P80">
      <style:text-properties/>
      <style:paragraph-properties fo:line-height="150%" fo:text-align="left"/>
    </style:style>
    <style:style style:family="text" style:name="T213">
      <style:text-properties fo:font-family="Times New Roman" style:font-family-complex="Times New Roman" fo:font-size="14pt" fo:language="ru" fo:country="RU"/>
    </style:style>
    <style:style style:family="text" style:name="T214">
      <style:text-properties fo:font-family="Times New Roman" style:font-family-complex="Times New Roman" fo:font-size="14pt"/>
    </style:style>
    <style:style style:family="text" style:name="T215">
      <style:text-properties fo:font-size="14pt"/>
    </style:style>
    <style:style style:parent-style-name="675" style:list-style-name="WWNum12" style:family="paragraph" style:name="P81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1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17">
      <style:text-properties fo:font-family="Times New Roman" style:font-family-asian="Times New Roman" style:font-family-complex="Times New Roman" fo:font-size="14pt"/>
    </style:style>
    <style:style style:family="text" style:name="T218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2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1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0">
      <style:text-properties fo:font-family="Times New Roman" style:font-family-asian="Times New Roman" style:font-family-complex="Times New Roman" fo:font-size="14pt"/>
    </style:style>
    <style:style style:family="text" style:name="T221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3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2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5">
      <style:text-properties fo:font-family="Times New Roman" style:font-family-asian="Times New Roman" style:font-family-complex="Times New Roman" fo:font-size="14pt"/>
    </style:style>
    <style:style style:family="text" style:name="T226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4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2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2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2">
      <style:text-properties fo:color="#000000" fo:font-family="Times New Roman" style:font-family-asian="Times New Roman" style:font-family-complex="Times New Roman" fo:font-size="14pt" fo:language="en" fo:country="GB"/>
    </style:style>
    <style:style style:family="text" style:name="T23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4">
      <style:text-properties fo:font-family="Times New Roman" style:font-family-asian="Times New Roman" style:font-family-complex="Times New Roman" fo:font-size="14pt"/>
    </style:style>
    <style:style style:family="text" style:name="T235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5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3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7">
      <style:text-properties fo:color="#000000" fo:font-family="Times New Roman" style:font-family-asian="Times New Roman" style:font-family-complex="Times New Roman" fo:font-size="14pt" fo:language="en" fo:country="GB"/>
    </style:style>
    <style:style style:family="text" style:name="T23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39">
      <style:text-properties fo:font-family="Times New Roman" style:font-family-asian="Times New Roman" style:font-family-complex="Times New Roman" fo:font-size="14pt"/>
    </style:style>
    <style:style style:family="text" style:name="T240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6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4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2">
      <style:text-properties fo:font-family="Times New Roman" style:font-family-asian="Times New Roman" style:font-family-complex="Times New Roman" fo:font-size="14pt"/>
    </style:style>
    <style:style style:family="text" style:name="T243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7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4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4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0">
      <style:text-properties fo:font-family="Times New Roman" style:font-family-asian="Times New Roman" style:font-family-complex="Times New Roman" fo:font-size="14pt"/>
    </style:style>
    <style:style style:family="text" style:name="T251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8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5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3">
      <style:text-properties fo:font-family="Times New Roman" style:font-family-asian="Times New Roman" style:font-family-complex="Times New Roman" fo:font-size="14pt"/>
    </style:style>
    <style:style style:family="text" style:name="T254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89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5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6">
      <style:text-properties fo:color="#000000" fo:font-family="Times New Roman" style:font-family-asian="Times New Roman" style:font-family-complex="Times New Roman" fo:font-size="14pt"/>
    </style:style>
    <style:style style:family="text" style:name="T257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90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5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59">
      <style:text-properties fo:color="#000000" fo:font-family="Times New Roman" style:font-family-asian="Times New Roman" style:font-family-complex="Times New Roman" fo:font-size="14pt"/>
    </style:style>
    <style:style style:family="text" style:name="T260">
      <style:text-properties fo:font-family="Times New Roman" style:font-family-asian="Times New Roman" style:font-family-complex="Times New Roman" fo:font-size="14pt"/>
    </style:style>
    <style:style style:parent-style-name="675" style:list-style-name="WWNum12" style:family="paragraph" style:name="P91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26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3">
      <style:text-properties fo:color="#000000" fo:font-family="Times New Roman" style:font-family-asian="Times New Roman" style:font-family-complex="Times New Roman" fo:font-size="14pt"/>
    </style:style>
    <style:style style:family="text" style:name="T264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2">
      <style:text-properties/>
      <style:paragraph-properties fo:line-height="150%" fo:text-align="justify"/>
    </style:style>
    <style:style style:family="text" style:name="T265">
      <style:text-properties fo:color="#ff0000" fo:font-family="Times New Roman" style:font-family-asian="Times New Roman" style:font-family-complex="Times New Roman" fo:font-size="14pt" fo:language="ru" fo:country="RU"/>
    </style:style>
    <style:style style:family="text" style:name="T26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6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0">
      <style:text-properties fo:font-family="Times New Roman" style:font-family-asian="Times New Roman" style:font-family-complex="Times New Roman" fo:font-size="14pt"/>
    </style:style>
    <style:style style:family="text" style:name="T271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3">
      <style:text-properties/>
      <style:paragraph-properties fo:line-height="150%" fo:text-align="justify" fo:border="none"/>
    </style:style>
    <style:style style:family="text" style:name="T27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6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4">
      <style:text-properties/>
      <style:paragraph-properties fo:line-height="150%" fo:text-align="justify" fo:border="none"/>
    </style:style>
    <style:style style:family="text" style:name="T27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7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1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5">
      <style:text-properties/>
      <style:paragraph-properties fo:line-height="150%" fo:text-align="justify" fo:border="none"/>
    </style:style>
    <style:style style:family="text" style:name="T28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4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6">
      <style:text-properties/>
      <style:paragraph-properties fo:line-height="150%" fo:text-align="justify" fo:border="none"/>
    </style:style>
    <style:style style:family="text" style:name="T28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8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90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7">
      <style:text-properties/>
      <style:paragraph-properties fo:line-height="150%" fo:text-align="justify" fo:border="none"/>
    </style:style>
    <style:style style:family="text" style:name="T29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9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93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8">
      <style:text-properties/>
      <style:paragraph-properties fo:line-height="150%" fo:text-align="justify" fo:border="none"/>
    </style:style>
    <style:style style:family="text" style:name="T29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9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96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99">
      <style:text-properties/>
      <style:paragraph-properties fo:line-height="150%" fo:text-align="justify" fo:border="none"/>
    </style:style>
    <style:style style:family="text" style:name="T29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9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299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100">
      <style:text-properties/>
      <style:paragraph-properties fo:line-height="150%" fo:text-align="justify" fo:border="none"/>
    </style:style>
    <style:style style:family="text" style:name="T30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2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101">
      <style:text-properties/>
      <style:paragraph-properties fo:line-height="150%" fo:text-align="justify" fo:border="none"/>
    </style:style>
    <style:style style:family="text" style:name="T30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7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102">
      <style:text-properties/>
      <style:paragraph-properties fo:line-height="150%" fo:text-align="justify" fo:border="none"/>
    </style:style>
    <style:style style:family="text" style:name="T30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0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10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103">
      <style:text-properties/>
      <style:paragraph-properties fo:line-height="150%" fo:text-align="justify" fo:border="none"/>
    </style:style>
    <style:style style:family="text" style:name="T31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1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1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14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15">
      <style:text-properties fo:font-family="Times New Roman" style:font-family-asian="Times New Roman" style:font-family-complex="Times New Roman" fo:font-size="14pt"/>
    </style:style>
    <style:style style:parent-style-name="711" style:list-style-name="WWNum12" style:family="paragraph" style:name="P104">
      <style:text-properties/>
      <style:paragraph-properties fo:line-height="150%" fo:text-align="justify" fo:border="none"/>
    </style:style>
    <style:style style:family="text" style:name="T31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1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18">
      <style:text-properties fo:font-family="Times New Roman" style:font-family-asian="Times New Roman" style:font-family-complex="Times New Roman" fo:font-size="14pt"/>
    </style:style>
    <style:style style:parent-style-name="711" style:family="paragraph" style:name="P105">
      <style:paragraph-properties fo:line-height="150%" fo:text-align="justify" fo:margin-left="0cm" fo:margin-right="0cm" fo:text-indent="0cm" fo:border="none"/>
    </style:style>
    <style:style style:family="text" style:name="T319">
      <style:text-properties fo:color="#000000" fo:font-family="Times New Roman" style:font-family-complex="Times New Roman" fo:font-size="14pt" fo:language="ru" fo:country="RU"/>
    </style:style>
    <style:style style:family="text" style:name="T320">
      <style:text-properties fo:color="#000000" fo:font-family="Times New Roman" style:font-family-complex="Times New Roman" fo:font-size="14pt" fo:language="ru" fo:country="RU"/>
    </style:style>
    <style:style style:parent-style-name="711" style:family="paragraph" style:name="P106">
      <style:paragraph-properties fo:line-height="150%" fo:text-align="justify" fo:margin-left="0cm" fo:margin-right="0cm" fo:text-indent="0cm" fo:border="none"/>
    </style:style>
    <style:style style:family="text" style:name="T321">
      <style:text-properties fo:color="#000000" fo:font-family="Times New Roman" style:font-family-complex="Times New Roman" fo:font-size="14pt" fo:language="ru" fo:country="RU"/>
    </style:style>
    <style:style style:family="text" style:name="T322">
      <style:text-properties fo:color="#000000" fo:font-family="Times New Roman" style:font-family-complex="Times New Roman" fo:font-size="14pt" fo:language="ru" fo:country="RU"/>
    </style:style>
    <style:style style:parent-style-name="711" style:family="paragraph" style:name="P107">
      <style:text-properties/>
      <style:paragraph-properties fo:line-height="150%" fo:text-align="justify" fo:margin-left="0cm" fo:margin-right="0cm" fo:text-indent="0cm" fo:border="none"/>
    </style:style>
    <style:style style:family="text" style:name="T323">
      <style:text-properties fo:color="#000000" fo:font-family="Times New Roman" style:font-family-complex="Times New Roman" fo:font-size="14pt" fo:language="ru" fo:country="RU" fo:font-weight="normal"/>
    </style:style>
    <style:style style:family="text" style:name="T324">
      <style:text-properties fo:color="#000000" fo:font-family="Times New Roman" style:font-family-complex="Times New Roman" fo:font-size="14pt" fo:language="ru" fo:country="RU" fo:font-weight="normal"/>
    </style:style>
    <style:style style:family="text" style:name="T325">
      <style:text-properties fo:font-size="14pt" fo:font-weight="normal"/>
    </style:style>
    <style:style style:parent-style-name="711" style:list-style-name="WWNum25" style:family="paragraph" style:name="P108">
      <style:text-properties/>
      <style:paragraph-properties fo:line-height="150%" fo:text-align="justify" fo:border="none"/>
    </style:style>
    <style:style style:family="text" style:name="T326">
      <style:text-properties fo:color="#000000" fo:font-family="Times New Roman" style:font-family-complex="Times New Roman" fo:font-size="14pt" fo:language="ru" fo:country="RU" fo:font-weight="bold"/>
    </style:style>
    <style:style style:family="text" style:name="T327">
      <style:text-properties fo:color="#000000" fo:font-family="Times New Roman" style:font-family-complex="Times New Roman" fo:font-size="14pt" fo:language="ru" fo:country="RU" fo:font-weight="bold"/>
    </style:style>
    <style:style style:family="text" style:name="T328">
      <style:text-properties fo:font-size="14pt" fo:font-weight="bold"/>
    </style:style>
    <style:style style:parent-style-name="711" style:family="paragraph" style:name="P109">
      <style:text-properties/>
      <style:paragraph-properties fo:line-height="150%" fo:text-align="justify" fo:margin-left="0cm" fo:margin-right="0cm" fo:text-indent="0cm" fo:border="none"/>
    </style:style>
    <style:style style:family="text" style:name="T329">
      <style:text-properties fo:color="#000000" fo:font-family="Times New Roman" style:font-family-complex="Times New Roman" fo:font-size="14pt" fo:language="ru" fo:country="RU" fo:font-weight="normal"/>
    </style:style>
    <style:style style:family="text" style:name="T330">
      <style:text-properties fo:color="#000000" fo:font-family="Times New Roman" style:font-family-complex="Times New Roman" fo:font-size="14pt" fo:language="ru" fo:country="RU" fo:font-weight="normal"/>
    </style:style>
    <style:style style:family="text" style:name="T331">
      <style:text-properties fo:color="#000000" fo:font-family="Times New Roman" style:font-family-complex="Times New Roman" fo:font-size="14pt" fo:language="ru" fo:country="RU" fo:font-weight="normal"/>
    </style:style>
    <style:style style:family="text" style:name="T332">
      <style:text-properties fo:font-size="14pt" fo:font-weight="normal"/>
    </style:style>
    <style:style style:parent-style-name="711" style:list-style-name="WWNum25" style:family="paragraph" style:name="P110">
      <style:text-properties/>
      <style:paragraph-properties fo:line-height="150%" fo:text-align="justify" fo:border="none"/>
    </style:style>
    <style:style style:family="text" style:name="T333">
      <style:text-properties fo:color="#000000" fo:font-family="Times New Roman" style:font-family-complex="Times New Roman" fo:font-size="14pt" fo:language="ru" fo:country="RU" fo:font-weight="bold"/>
    </style:style>
    <style:style style:family="text" style:name="T334">
      <style:text-properties fo:color="#000000" fo:font-family="Times New Roman" style:font-family-complex="Times New Roman" fo:font-size="14pt" fo:language="ru" fo:country="RU" fo:font-weight="bold"/>
    </style:style>
    <style:style style:family="text" style:name="T335">
      <style:text-properties fo:font-size="14pt" fo:font-weight="bold"/>
    </style:style>
    <style:style style:parent-style-name="711" style:family="paragraph" style:name="P111">
      <style:text-properties/>
      <style:paragraph-properties fo:line-height="150%" fo:text-align="justify" fo:margin-left="0cm" fo:margin-right="0cm" fo:text-indent="0cm" fo:border="none"/>
    </style:style>
    <style:style style:family="text" style:name="T336">
      <style:text-properties fo:color="#000000" fo:font-family="Times New Roman" style:font-family-complex="Times New Roman" fo:font-size="14pt" fo:language="ru" fo:country="RU" fo:font-weight="normal"/>
    </style:style>
    <style:style style:family="text" style:name="T337">
      <style:text-properties fo:color="#000000" fo:font-family="Times New Roman" style:font-family-complex="Times New Roman" fo:font-size="14pt" fo:language="ru" fo:country="RU" fo:font-weight="normal"/>
    </style:style>
    <style:style style:family="text" style:name="T338">
      <style:text-properties fo:color="#000000" fo:font-family="Times New Roman" style:font-family-complex="Times New Roman" fo:font-size="14pt" fo:language="ru" fo:country="RU" fo:font-weight="normal"/>
    </style:style>
    <style:style style:family="text" style:name="T339">
      <style:text-properties fo:color="#000000" fo:font-family="Times New Roman" style:font-family-complex="Times New Roman" fo:font-size="14pt" fo:language="ru" fo:country="RU" fo:font-weight="normal"/>
    </style:style>
    <style:style style:family="text" style:name="T340">
      <style:text-properties fo:color="#000000" fo:font-family="Times New Roman" style:font-family-complex="Times New Roman" fo:font-size="14pt" fo:language="ru" fo:country="RU" fo:font-weight="normal"/>
    </style:style>
    <style:style style:family="text" style:name="T341">
      <style:text-properties fo:font-size="14pt" fo:font-weight="normal"/>
    </style:style>
    <style:style style:parent-style-name="711" style:list-style-name="WWNum25" style:family="paragraph" style:name="P112">
      <style:text-properties/>
      <style:paragraph-properties fo:line-height="150%" fo:text-align="justify" fo:border="none"/>
    </style:style>
    <style:style style:family="text" style:name="T342">
      <style:text-properties fo:color="#000000" fo:font-family="Times New Roman" style:font-family-complex="Times New Roman" fo:font-size="14pt" fo:language="ru" fo:country="RU" fo:font-weight="bold"/>
    </style:style>
    <style:style style:family="text" style:name="T343">
      <style:text-properties fo:color="#000000" fo:font-family="Times New Roman" style:font-family-complex="Times New Roman" fo:font-size="14pt" fo:language="ru" fo:country="RU" fo:font-weight="bold"/>
    </style:style>
    <style:style style:family="text" style:name="T344">
      <style:text-properties fo:font-size="14pt" fo:font-weight="bold"/>
    </style:style>
    <style:style style:parent-style-name="711" style:family="paragraph" style:name="P113">
      <style:text-properties/>
      <style:paragraph-properties fo:line-height="150%" fo:text-align="justify" fo:margin-left="0cm" fo:margin-right="0cm" fo:text-indent="0cm" fo:border="none"/>
    </style:style>
    <style:style style:family="text" style:name="T345">
      <style:text-properties fo:color="#000000" fo:font-family="Times New Roman" style:font-family-complex="Times New Roman" fo:font-size="14pt" fo:language="ru" fo:country="RU" fo:font-weight="normal"/>
    </style:style>
    <style:style style:family="text" style:name="T346">
      <style:text-properties fo:color="#000000" fo:font-family="Times New Roman" style:font-family-complex="Times New Roman" fo:font-size="14pt" fo:language="ru" fo:country="RU" fo:font-weight="normal"/>
    </style:style>
    <style:style style:family="text" style:name="T347">
      <style:text-properties fo:color="#000000" fo:font-family="Times New Roman" style:font-family-complex="Times New Roman" fo:font-size="14pt" fo:language="ru" fo:country="RU" fo:font-weight="normal"/>
    </style:style>
    <style:style style:family="text" style:name="T348">
      <style:text-properties fo:color="#000000" fo:font-family="Times New Roman" style:font-family-complex="Times New Roman" fo:font-size="14pt" fo:language="ru" fo:country="RU" fo:font-weight="normal"/>
    </style:style>
    <style:style style:family="text" style:name="T349">
      <style:text-properties fo:font-size="14pt" fo:font-weight="normal"/>
    </style:style>
    <style:style style:parent-style-name="711" style:list-style-name="WWNum25" style:family="paragraph" style:name="P114">
      <style:text-properties/>
      <style:paragraph-properties fo:line-height="150%" fo:text-align="justify" fo:border="none"/>
    </style:style>
    <style:style style:family="text" style:name="T350">
      <style:text-properties fo:color="#000000" fo:font-family="Times New Roman" style:font-family-complex="Times New Roman" fo:font-size="14pt" fo:language="ru" fo:country="RU" fo:font-weight="bold"/>
    </style:style>
    <style:style style:family="text" style:name="T351">
      <style:text-properties fo:color="#000000" fo:font-family="Times New Roman" style:font-family-complex="Times New Roman" fo:font-size="14pt" fo:language="ru" fo:country="RU" fo:font-weight="bold"/>
    </style:style>
    <style:style style:family="text" style:name="T352">
      <style:text-properties fo:font-size="14pt" fo:font-weight="bold"/>
    </style:style>
    <style:style style:parent-style-name="711" style:family="paragraph" style:name="P115">
      <style:text-properties/>
      <style:paragraph-properties fo:line-height="150%" fo:text-align="justify" fo:margin-left="0cm" fo:margin-right="0cm" fo:text-indent="0cm" fo:border="none"/>
    </style:style>
    <style:style style:family="text" style:name="T353">
      <style:text-properties fo:color="#000000" fo:font-family="Times New Roman" style:font-family-complex="Times New Roman" fo:font-size="14pt" fo:language="ru" fo:country="RU" fo:font-weight="normal"/>
    </style:style>
    <style:style style:family="text" style:name="T354">
      <style:text-properties fo:color="#000000" fo:font-family="Times New Roman" style:font-family-complex="Times New Roman" fo:font-size="14pt" fo:language="ru" fo:country="RU" fo:font-weight="normal"/>
    </style:style>
    <style:style style:family="text" style:name="T355">
      <style:text-properties fo:color="#000000" fo:font-family="Times New Roman" style:font-family-complex="Times New Roman" fo:font-size="14pt" fo:language="ru" fo:country="RU" fo:font-weight="normal"/>
    </style:style>
    <style:style style:family="text" style:name="T356">
      <style:text-properties fo:color="#000000" fo:font-family="Times New Roman" style:font-family-complex="Times New Roman" fo:font-size="14pt" fo:language="ru" fo:country="RU" fo:font-weight="normal"/>
    </style:style>
    <style:style style:family="text" style:name="T357">
      <style:text-properties fo:font-size="14pt" fo:font-weight="normal"/>
    </style:style>
    <style:style style:parent-style-name="711" style:list-style-name="WWNum25" style:family="paragraph" style:name="P116">
      <style:text-properties/>
      <style:paragraph-properties fo:line-height="150%" fo:text-align="justify" fo:border="none"/>
    </style:style>
    <style:style style:family="text" style:name="T358">
      <style:text-properties fo:color="#000000" fo:font-family="Times New Roman" style:font-family-complex="Times New Roman" fo:font-size="14pt" fo:language="ru" fo:country="RU" fo:font-weight="bold"/>
    </style:style>
    <style:style style:family="text" style:name="T359">
      <style:text-properties fo:color="#000000" fo:font-family="Times New Roman" style:font-family-complex="Times New Roman" fo:font-size="14pt" fo:language="ru" fo:country="RU" fo:font-weight="bold"/>
    </style:style>
    <style:style style:family="text" style:name="T360">
      <style:text-properties fo:font-size="14pt" fo:font-weight="bold"/>
    </style:style>
    <style:style style:parent-style-name="711" style:family="paragraph" style:name="P117">
      <style:text-properties/>
      <style:paragraph-properties fo:line-height="150%" fo:text-align="justify" fo:margin-left="0cm" fo:margin-right="0cm" fo:text-indent="0cm" fo:border="none"/>
    </style:style>
    <style:style style:family="text" style:name="T361">
      <style:text-properties fo:color="#000000" fo:font-family="Times New Roman" style:font-family-complex="Times New Roman" fo:font-size="14pt" fo:language="ru" fo:country="RU" fo:font-weight="normal"/>
    </style:style>
    <style:style style:family="text" style:name="T362">
      <style:text-properties fo:color="#000000" fo:font-family="Times New Roman" style:font-family-complex="Times New Roman" fo:font-size="14pt" fo:language="ru" fo:country="RU" fo:font-weight="normal"/>
    </style:style>
    <style:style style:family="text" style:name="T363">
      <style:text-properties fo:color="#000000" fo:font-family="Times New Roman" style:font-family-complex="Times New Roman" fo:font-size="14pt" fo:language="ru" fo:country="RU" fo:font-weight="normal"/>
    </style:style>
    <style:style style:family="text" style:name="T364">
      <style:text-properties fo:color="#000000" fo:font-family="Times New Roman" style:font-family-complex="Times New Roman" fo:font-size="14pt" fo:language="ru" fo:country="RU" fo:font-weight="normal"/>
    </style:style>
    <style:style style:family="text" style:name="T365">
      <style:text-properties fo:font-size="14pt" fo:font-weight="normal"/>
    </style:style>
    <style:style style:parent-style-name="711" style:family="paragraph" style:name="P118">
      <style:paragraph-properties fo:line-height="150%" fo:text-align="left" fo:break-before="page"/>
    </style:style>
    <style:style style:family="text" style:name="T366">
      <style:text-properties fo:font-family="Times New Roman" style:font-family-complex="Times New Roman" fo:font-size="14pt" fo:language="ru" fo:country="RU" fo:font-weight="bold"/>
    </style:style>
    <style:style style:parent-style-name="711" style:family="paragraph" style:name="P119">
      <style:paragraph-properties fo:line-height="150%" fo:text-align="justify" fo:margin-bottom="9.9pt" fo:border="none"/>
    </style:style>
    <style:style style:family="text" style:name="T367">
      <style:text-properties fo:font-family="Times New Roman" style:font-family-complex="Times New Roman" fo:font-size="14pt" fo:language="ru" fo:country="RU"/>
    </style:style>
    <style:style style:family="text" style:name="T368">
      <style:text-properties fo:font-family="Times New Roman" style:font-family-complex="Times New Roman" fo:font-size="14pt" fo:language="ru" fo:country="RU"/>
    </style:style>
    <style:style style:family="text" style:name="T369">
      <style:text-properties fo:font-family="Times New Roman" style:font-family-complex="Times New Roman" fo:font-size="14pt" fo:language="ru" fo:country="RU"/>
    </style:style>
    <style:style style:family="text" style:name="T370">
      <style:text-properties fo:font-family="Times New Roman" style:font-family-complex="Times New Roman" fo:font-size="14pt" fo:language="ru" fo:country="RU"/>
    </style:style>
    <style:style style:parent-style-name="711" style:family="paragraph" style:name="P120">
      <style:paragraph-properties fo:line-height="150%" fo:text-align="justify" fo:border="none"/>
    </style:style>
    <style:style style:family="text" style:name="T371">
      <style:text-properties fo:font-family="Times New Roman" style:font-family-complex="Times New Roman" fo:font-size="14pt" fo:language="ru" fo:country="RU"/>
    </style:style>
    <style:style style:family="text" style:name="T372">
      <style:text-properties fo:font-family="Times New Roman" style:font-family-complex="Times New Roman" fo:font-size="14pt" fo:language="ru" fo:country="RU"/>
    </style:style>
    <style:style style:family="text" style:name="T373">
      <style:text-properties fo:font-family="Times New Roman" style:font-family-complex="Times New Roman" fo:font-size="14pt" fo:language="ru" fo:country="RU"/>
    </style:style>
    <style:style style:family="text" style:name="T374">
      <style:text-properties fo:font-family="Times New Roman" style:font-family-complex="Times New Roman" fo:font-size="14pt" fo:language="ru" fo:country="RU"/>
    </style:style>
    <style:style style:family="text" style:name="T375">
      <style:text-properties fo:font-family="Times New Roman" style:font-family-complex="Times New Roman" fo:font-size="14pt" fo:language="ru" fo:country="RU"/>
    </style:style>
    <style:style style:family="text" style:name="T376">
      <style:text-properties fo:font-family="Times New Roman" style:font-family-complex="Times New Roman" fo:font-size="14pt" fo:language="ru" fo:country="RU"/>
    </style:style>
    <style:style style:parent-style-name="711" style:family="paragraph" style:name="P121">
      <style:paragraph-properties fo:line-height="150%" fo:text-align="left"/>
    </style:style>
    <style:style style:family="text" style:name="T377">
      <style:text-properties fo:font-family="Times New Roman" style:font-family-complex="Times New Roman" fo:font-size="14pt" fo:language="ru" fo:country="RU"/>
    </style:style>
    <style:style style:family="text" style:name="T378">
      <style:text-properties fo:font-family="Times New Roman" style:font-family-complex="Times New Roman" fo:font-size="14pt" fo:language="ru" fo:country="RU"/>
    </style:style>
    <style:style style:parent-style-name="711" style:family="paragraph" style:name="P122">
      <style:paragraph-properties fo:line-height="150%" fo:text-align="left"/>
    </style:style>
    <style:style style:family="text" style:name="T379">
      <style:text-properties fo:font-family="Times New Roman" style:font-family-complex="Times New Roman" fo:font-size="14pt" fo:language="ru" fo:country="RU"/>
    </style:style>
    <style:style style:family="text" style:name="T380">
      <style:text-properties fo:font-family="Times New Roman" style:font-family-complex="Times New Roman" fo:font-size="14pt" fo:language="ru" fo:country="RU"/>
    </style:style>
    <style:style style:parent-style-name="711" style:family="paragraph" style:name="P123">
      <style:text-properties/>
      <style:paragraph-properties fo:line-height="150%" fo:text-align="left"/>
    </style:style>
    <style:style style:family="text" style:name="T381">
      <style:text-properties fo:font-family="Times New Roman" style:font-family-complex="Times New Roman" fo:font-size="14pt" fo:language="ru" fo:country="RU"/>
    </style:style>
    <style:style style:family="text" style:name="T382">
      <style:text-properties fo:font-family="Times New Roman" style:font-family-complex="Times New Roman" fo:font-size="14pt"/>
    </style:style>
    <style:style style:parent-style-name="711" style:family="paragraph" style:name="P124">
      <style:text-properties/>
      <style:paragraph-properties fo:line-height="150%" fo:text-align="left" fo:margin-bottom="0pt"/>
    </style:style>
    <style:style style:family="text" style:name="T383">
      <style:text-properties fo:font-family="Times New Roman" style:font-family-complex="Times New Roman" fo:font-size="14pt"/>
    </style:style>
    <style:style style:family="text" style:name="T384">
      <style:text-properties fo:font-family="Times New Roman" style:font-family-complex="Times New Roman" fo:font-size="14pt"/>
    </style:style>
    <style:style style:parent-style-name="675" style:list-style-name="WWNum29" style:family="paragraph" style:name="P125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38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86">
      <style:text-properties fo:font-family="Times New Roman" style:font-family-asian="Times New Roman" style:font-family-complex="Times New Roman" fo:font-size="14pt"/>
    </style:style>
    <style:style style:parent-style-name="675" style:list-style-name="WWNum29" style:family="paragraph" style:name="P126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38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88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29" style:family="paragraph" style:name="P127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389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29" style:family="paragraph" style:name="P128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390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30" style:family="paragraph" style:name="P129">
      <style:text-properties/>
      <style:paragraph-properties fo:line-height="150%" fo:text-align="justify" fo:margin-right="0cm" fo:margin-top="0pt" fo:margin-bottom="0pt" fo:border="none"/>
    </style:style>
    <style:style style:family="text" style:name="T39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92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30" style:family="paragraph" style:name="P130">
      <style:text-properties/>
      <style:paragraph-properties fo:line-height="150%" fo:text-align="justify" fo:margin-right="0cm" fo:margin-top="0pt" fo:margin-bottom="0pt" fo:border="none"/>
    </style:style>
    <style:style style:family="text" style:name="T393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30" style:family="paragraph" style:name="P131">
      <style:text-properties/>
      <style:paragraph-properties fo:line-height="150%" fo:text-align="justify" fo:margin-right="0cm" fo:margin-top="0pt" fo:margin-bottom="0pt" fo:border="none"/>
    </style:style>
    <style:style style:family="text" style:name="T394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30" style:family="paragraph" style:name="P132">
      <style:text-properties/>
      <style:paragraph-properties fo:line-height="150%" fo:text-align="justify" fo:margin-right="0cm" fo:margin-top="0pt" fo:margin-bottom="0pt" fo:border="none"/>
    </style:style>
    <style:style style:family="text" style:name="T395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30" style:family="paragraph" style:name="P133">
      <style:text-properties/>
      <style:paragraph-properties fo:line-height="150%" fo:text-align="justify" fo:margin-right="0cm" fo:margin-top="0pt" fo:margin-bottom="0pt" fo:border="none"/>
    </style:style>
    <style:style style:family="text" style:name="T396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97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29" style:family="paragraph" style:name="P134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398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399">
      <style:text-properties fo:color="#000000" fo:font-family="Times New Roman" style:font-family-asian="Times New Roman" style:font-family-complex="Times New Roman" fo:font-size="14pt" fo:language="ru" fo:country="RU"/>
    </style:style>
    <style:style style:family="paragraph" style:name="P135">
      <style:text-properties/>
      <style:paragraph-properties fo:line-height="150%" fo:text-align="justify" fo:margin-right="0cm" fo:margin-top="0pt" fo:margin-bottom="0pt" fo:border="none"/>
    </style:style>
    <style:style style:family="text" style:name="T40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01">
      <style:text-properties fo:color="#000000" fo:font-family="Times New Roman" style:font-family-asian="Times New Roman" style:font-family-complex="Times New Roman" fo:font-size="14pt" fo:language="ru" fo:country="RU"/>
    </style:style>
    <style:style style:family="paragraph" style:name="P136">
      <style:paragraph-properties fo:break-before="page"/>
    </style:style>
    <style:style style:family="text" style:name="T402">
      <style:text-properties fo:color="#000000" fo:font-family="Times New Roman" style:font-family-complex="Times New Roman" fo:font-size="14pt" fo:language="ru" fo:country="RU"/>
    </style:style>
    <style:style style:family="text" style:name="T403">
      <style:text-properties fo:color="#000000" fo:font-family="Times New Roman" style:font-family-complex="Times New Roman" fo:font-size="14pt" fo:language="ru" fo:country="RU"/>
    </style:style>
    <style:style style:parent-style-name="711" style:family="paragraph" style:name="P137">
      <style:text-properties/>
      <style:paragraph-properties fo:line-height="150%" fo:text-align="justify" fo:margin-left="0cm" fo:margin-right="0cm" fo:text-indent="0cm" fo:border="none"/>
    </style:style>
    <style:style style:family="text" style:name="T404">
      <style:text-properties fo:color="#000000" fo:font-family="Times New Roman" style:font-family-complex="Times New Roman" fo:font-size="14pt" fo:language="ru" fo:country="RU"/>
    </style:style>
    <style:style style:family="text" style:name="T405">
      <style:text-properties fo:font-size="14pt"/>
    </style:style>
    <style:style style:family="text" style:name="T406">
      <style:text-properties fo:font-size="14pt"/>
    </style:style>
    <style:style style:parent-style-name="675" style:list-style-name="WWNum33" style:family="paragraph" style:name="P138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07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08">
      <style:text-properties fo:font-weight="bold"/>
    </style:style>
    <style:style style:family="paragraph" style:name="P139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0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10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11">
      <style:text-properties fo:color="#000000" fo:font-family="Times New Roman" style:font-family-asian="Times New Roman" style:font-family-complex="Times New Roman" fo:font-size="14pt"/>
    </style:style>
    <style:style style:family="text" style:name="T412">
      <style:text-properties fo:color="#000000" fo:font-family="Times New Roman" style:font-family-asian="Times New Roman" style:font-family-complex="Times New Roman" fo:font-size="14pt" fo:language="en" fo:country="GB"/>
    </style:style>
    <style:style style:family="text" style:name="T413">
      <style:text-properties fo:color="#000000" fo:font-family="Times New Roman" style:font-family-asian="Times New Roman" style:font-family-complex="Times New Roman" fo:font-size="14pt"/>
    </style:style>
    <style:style style:family="text" style:name="T414">
      <style:text-properties fo:color="#000000" fo:font-family="Times New Roman" style:font-family-asian="Times New Roman" style:font-family-complex="Times New Roman" fo:font-size="14pt"/>
    </style:style>
    <style:style style:family="text" style:name="T415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16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33" style:family="paragraph" style:name="P140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17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18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paragraph" style:name="P141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19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20">
      <style:text-properties fo:color="#000000" fo:font-family="Times New Roman" style:font-family-asian="Times New Roman" style:font-family-complex="Times New Roman" fo:font-size="14pt"/>
    </style:style>
    <style:style style:family="text" style:name="T421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22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675" style:list-style-name="WWNum33" style:family="paragraph" style:name="P142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23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24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parent-style-name="675" style:list-style-name="WWNum34" style:family="paragraph" style:name="P143">
      <style:text-properties/>
      <style:paragraph-properties fo:line-height="150%" fo:text-align="justify" fo:margin-right="0cm" fo:margin-top="0pt" fo:margin-bottom="0pt" fo:border="none"/>
    </style:style>
    <style:style style:family="text" style:name="T425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26">
      <style:text-properties fo:font-family="Times New Roman" style:font-family-asian="Times New Roman" style:font-family-complex="Times New Roman" fo:font-size="14pt" fo:language="ru" fo:country="RU" fo:font-weight="normal"/>
    </style:style>
    <style:style style:family="text" style:name="T427">
      <style:text-properties fo:font-family="Times New Roman" style:font-family-asian="Times New Roman" style:font-family-complex="Times New Roman" fo:font-size="14pt" fo:language="ru" fo:country="RU" fo:font-weight="normal"/>
    </style:style>
    <style:style style:family="text" style:name="T428">
      <style:text-properties fo:font-family="Times New Roman" style:font-family-asian="Times New Roman" style:font-family-complex="Times New Roman" fo:font-size="14pt" fo:language="ru" fo:country="RU" fo:font-weight="normal"/>
    </style:style>
    <style:style style:family="text" style:name="T429">
      <style:text-properties fo:font-family="Times New Roman" style:font-family-asian="Times New Roman" style:font-family-complex="Times New Roman" fo:font-size="14pt" fo:language="ru" fo:country="RU" fo:font-weight="normal"/>
    </style:style>
    <style:style style:family="text" style:name="T430">
      <style:text-properties fo:font-family="Times New Roman" style:font-family-asian="Times New Roman" style:font-family-complex="Times New Roman" fo:font-size="14pt" fo:language="ru" fo:country="RU" fo:font-weight="normal"/>
    </style:style>
    <style:style style:parent-style-name="675" style:list-style-name="WWNum34" style:family="paragraph" style:name="P144">
      <style:text-properties/>
      <style:paragraph-properties fo:line-height="150%" fo:text-align="justify" fo:margin-right="0cm" fo:margin-top="0pt" fo:margin-bottom="0pt" fo:border="none"/>
    </style:style>
    <style:style style:family="text" style:name="T431">
      <style:text-properties fo:font-family="Times New Roman" style:font-family-asian="Times New Roman" style:font-family-complex="Times New Roman" fo:font-size="14pt" fo:language="ru" fo:country="RU" fo:font-weight="normal"/>
    </style:style>
    <style:style style:family="text" style:name="T432">
      <style:text-properties fo:font-family="Times New Roman" style:font-family-asian="Times New Roman" style:font-family-complex="Times New Roman" fo:font-size="14pt" fo:language="ru" fo:country="RU" fo:font-weight="normal"/>
    </style:style>
    <style:style style:family="text" style:name="T433">
      <style:text-properties fo:font-family="Times New Roman" style:font-family-asian="Times New Roman" style:font-family-complex="Times New Roman" fo:font-size="14pt" fo:language="ru" fo:country="RU" fo:font-weight="normal"/>
    </style:style>
    <style:style style:parent-style-name="675" style:list-style-name="WWNum33" style:family="paragraph" style:name="P145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34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35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paragraph" style:name="P146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36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37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38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39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40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parent-style-name="675" style:list-style-name="WWNum33" style:family="paragraph" style:name="P147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41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42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paragraph" style:name="P148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43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44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45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46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parent-style-name="675" style:list-style-name="WWNum33" style:family="paragraph" style:name="P149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47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48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paragraph" style:name="P150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49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50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parent-style-name="675" style:list-style-name="WWNum33" style:family="paragraph" style:name="P151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51">
      <style:text-properties fo:color="#000000" fo:font-family="Times New Roman" style:font-family-asian="Times New Roman" style:font-family-complex="Times New Roman" fo:font-size="14pt" fo:language="ru" fo:country="RU" fo:font-weight="bold"/>
    </style:style>
    <style:style style:family="text" style:name="T452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53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54">
      <style:text-properties fo:color="#000000" fo:font-family="Times New Roman" style:font-family-asian="Times New Roman" style:font-family-complex="Times New Roman" fo:font-size="14pt" fo:language="ru" fo:country="RU"/>
    </style:style>
    <style:style style:family="paragraph" style:name="P152">
      <style:text-properties/>
      <style:paragraph-properties fo:line-height="150%" fo:text-align="justify" fo:margin-left="0cm" fo:margin-right="0cm" fo:text-indent="0cm" fo:margin-top="0pt" fo:margin-bottom="0pt" fo:border="none"/>
    </style:style>
    <style:style style:family="text" style:name="T455">
      <style:text-properties fo:color="#000000" fo:font-family="Times New Roman" style:font-family-asian="Times New Roman" style:font-family-complex="Times New Roman" fo:font-size="14pt" fo:language="ru" fo:country="RU" fo:font-weight="normal"/>
    </style:style>
    <style:style style:family="text" style:name="T456">
      <style:text-properties fo:color="#000000" fo:font-family="Times New Roman" style:font-family-asian="Times New Roman" style:font-family-complex="Times New Roman" fo:font-size="14pt" fo:font-weight="normal"/>
    </style:style>
    <style:style style:family="paragraph" style:name="P153">
      <style:text-properties/>
      <style:paragraph-properties fo:line-height="150%" fo:text-align="justify" fo:margin-right="0cm" fo:margin-top="0pt" fo:margin-bottom="0pt" fo:border="none"/>
    </style:style>
    <style:style style:family="text" style:name="T457">
      <style:text-properties fo:color="#000000" fo:font-family="Times New Roman" style:font-family-asian="Times New Roman" style:font-family-complex="Times New Roman" fo:font-size="14pt" fo:language="ru" fo:country="RU"/>
    </style:style>
    <style:style style:family="text" style:name="T458">
      <style:text-properties fo:color="#000000" fo:font-family="Times New Roman" style:font-family-asian="Times New Roman" style:font-family-complex="Times New Roman" fo:font-size="14pt" fo:language="ru" fo:country="RU"/>
    </style:style>
    <style:style style:parent-style-name="711" style:family="paragraph" style:name="P154">
      <style:text-properties/>
      <style:paragraph-properties fo:line-height="150%" fo:text-align="left"/>
    </style:style>
    <style:style style:family="text" style:name="T459">
      <style:text-properties fo:font-family="Times New Roman" style:font-family-complex="Times New Roman" fo:font-size="14pt"/>
    </style:style>
    <style:style style:family="text" style:name="T460">
      <style:text-properties fo:font-family="Times New Roman" style:font-family-complex="Times New Roman" fo:font-size="14pt"/>
    </style:style>
    <style:style style:parent-style-name="711" style:family="paragraph" style:name="P155">
      <style:paragraph-properties fo:line-height="150%" fo:text-align="justify" fo:margin-left="0cm" fo:margin-right="0cm" fo:text-indent="0cm" fo:border="none"/>
    </style:style>
    <style:style style:family="text" style:name="T461">
      <style:text-properties fo:color="#000000" fo:font-family="Times New Roman" style:font-family-complex="Times New Roman" fo:font-size="14pt" fo:language="ru" fo:country="RU"/>
    </style:style>
    <style:style style:family="text" style:name="T462">
      <style:text-properties fo:color="#000000" fo:font-family="Times New Roman" style:font-family-complex="Times New Roman" fo:font-size="14pt" fo:language="ru" fo:country="RU"/>
    </style:style>
  </office:automatic-styles>
  <office:body>
    <office:text text:use-soft-page-breaks="true">
      <text:p text:style-name="P45"><text:span text:style-name="T132">МИНОБРНАУКИ РОССИИ</text:span><text:span text:style-name="T133"/><text:span/></text:p>
      <text:p text:style-name="P46"><text:span text:style-name="T134">Федеральное государственное бюджетное образовательное учреждение высшего образования <text:line-break/>«Тульский государственный университет»</text:span><text:span text:style-name="T135"/><text:span/></text:p>
      <text:p text:style-name="P47"><text:span text:style-name="T136"/><text:span text:style-name="T137"/><text:span/></text:p>
      <text:p text:style-name="P48"><text:span text:style-name="T138">Интернет-институт</text:span><text:span text:style-name="T139"/><text:span/></text:p>
      <text:p text:style-name="P49"><text:span text:style-name="T140"/><text:span text:style-name="T141"/><text:span/></text:p>
      <text:p text:style-name="P50"><text:span text:style-name="T142"/><text:span text:style-name="T143"/><text:span/></text:p>
      <text:p text:style-name="P51"><text:span text:style-name="T144"/><text:span text:style-name="T145"/><text:span/></text:p>
      <text:p text:style-name="P52"><text:span text:style-name="T146">ЛАБОРАТОРНАЯ</text:span><text:span text:style-name="T147"> РАБОТА</text:span><text:span text:style-name="T148"/><text:span/></text:p>
      <text:p text:style-name="P53"><text:span text:style-name="T149">по дисциплине</text:span><text:span text:style-name="T150"/><text:span/></text:p>
      <text:p text:style-name="P54"><text:span text:style-name="T151">«</text:span><text:span text:style-name="T152">Информатика</text:span><text:span text:style-name="T153">»</text:span><text:span text:style-name="T154"/><text:span/></text:p>
      <text:p text:style-name="P55"><text:span text:style-name="T155">Семестр 1</text:span><text:span text:style-name="T156"/><text:span/></text:p>
      <text:p text:style-name="P56"><text:span text:style-name="T157"/><text:span text:style-name="T158"/><text:span/></text:p>
      <text:p text:style-name="P57"><text:span text:style-name="T159"/><text:span text:style-name="T160"/><text:span/></text:p>
      <text:p text:style-name="P58"><text:span text:style-name="T161">Вариант 3</text:span><text:span text:style-name="T162"/><text:span/></text:p>
      <text:p text:style-name="P59"><text:span text:style-name="T163"/><text:span text:style-name="T164"/><text:span/></text:p>
      <text:p text:style-name="P60"><text:span text:style-name="T165"/><text:span text:style-name="T166"/><text:span/></text:p>
      <text:p text:style-name="P61"><text:span text:style-name="T167"/><text:span text:style-name="T168"/><text:span/></text:p>
      <text:p text:style-name="P62"><text:span text:style-name="T169"/><text:span text:style-name="T170"/><text:span/></text:p>
      <text:p text:style-name="P63"><text:span text:style-name="T171"/><text:span text:style-name="T172"/><text:span/></text:p>
      <text:p text:style-name="P64"><text:span text:style-name="T173"/><text:span text:style-name="T174"/><text:span/></text:p>
      <text:p text:style-name="P65"><text:span text:style-name="T175"/><text:span text:style-name="T176"/><text:span/></text:p>
      <text:p text:style-name="P66"><text:span text:style-name="T177"/><text:span text:style-name="T178"/><text:span/></text:p>
      <text:p text:style-name="P67"><text:span text:style-name="T179"/><text:span text:style-name="T180"/><text:span/></text:p>
      <text:p text:style-name="P68"><text:span text:style-name="T181">Выполнил: студент гр. </text:span><text:span text:style-name="T182">ИБ262521-ф</text:span><text:span text:style-name="T183"/><text:span/></text:p>
      <text:p text:style-name="P69"><text:span text:style-name="T184">Артемов Александр Евгеньевич</text:span><text:span text:style-name="T185"/><text:span/></text:p>
      <text:p text:style-name="P70"><text:span text:style-name="T186">Проверил: канд. техн. наук, доц.</text:span><text:span text:style-name="T187"> Баранова Е.М.</text:span><text:span text:style-name="T188"/><text:span/></text:p>
      <text:p text:style-name="P71"><text:span text:style-name="T189"/><text:span text:style-name="T190"/><text:span/></text:p>
      <text:p text:style-name="P72"><text:span text:style-name="T191"/><text:span text:style-name="T192"/><text:span/></text:p>
      <text:p text:style-name="P73"><text:span text:style-name="T193"/><text:span text:style-name="T194"/><text:span/></text:p>
      <text:p text:style-name="P74"><text:span text:style-name="T195">Тула 2022</text:span><text:span text:style-name="T196"/><text:span/></text:p>
      <text:p text:style-name="P75"><text:span text:style-name="T197">Лабораторная работа № 9</text:span><text:span text:style-name="T198"/><text:span/></text:p>
      <text:list>
        <text:list-item>
          <text:p text:style-name="P76"><text:span text:style-name="T199">Название: </text:span><text:span text:style-name="T200">Работа с офисными программами</text:span><text:span text:style-name="T201">.</text:span><text:span text:style-name="T202"/><text:span/></text:p>
        </text:list-item>
        <text:list-item>
          <text:p text:style-name="P77"><text:span text:style-name="T203">Цель работы</text:span><text:span text:style-name="T204">: </text:span><text:span text:style-name="T205">Освоение процедуры создания, оформления и форматирования текста и таблиц в текстовом процессоре Microsoft Word и редакторе электронных таблиц Excel</text:span><text:span text:style-name="T206">.</text:span><text:span text:style-name="T207"/><text:span/></text:p>
        </text:list-item>
      </text:list>
      <text:p text:style-name="P78"><text:span text:style-name="T208">В</text:span><text:span text:style-name="T209">ариант: 3.</text:span><text:span text:style-name="T210"/><text:span/></text:p>
      <text:p text:style-name="P79"><text:span text:style-name="T211"/><text:span text:style-name="T212"/><text:span/></text:p>
      <text:p text:style-name="P80"><text:span text:style-name="T213">Выполнение лабораторной работы.</text:span><text:span text:style-name="T214"/><text:span text:style-name="T215"/></text:p>
      <text:list text:style-name="WWNum12" text:continue-numbering="true">
        <text:list-item>
          <text:p text:style-name="P81"><text:span text:style-name="T216">Изучены теоретические положения работы. </text:span><text:span text:style-name="T217"/><text:span text:style-name="T218"/></text:p>
        </text:list-item>
        <text:list-item>
          <text:p text:style-name="P82"><text:span text:style-name="T219">Создана новую папку с именем «Артемов А.Е.» </text:span><text:span text:style-name="T220"/><text:span text:style-name="T221"/></text:p>
        </text:list-item>
        <text:list-item>
          <text:p text:style-name="P83"><text:span text:style-name="T222">В папке </text:span><text:span text:style-name="T223">«Артемов А.Е.»</text:span><text:span text:style-name="T224"> создана папка «Лабораторная работа №1». </text:span><text:span text:style-name="T225"/><text:span text:style-name="T226"/></text:p>
        </text:list-item>
        <text:list-item>
          <text:p text:style-name="P84"><text:span text:style-name="T227"/><text:span text:style-name="T228">В папке </text:span><text:span text:style-name="T229">«Артемов А.Е.»</text:span><text:span text:style-name="T230"> создана папка</text:span><text:span text:style-name="T231"> «Основы </text:span><text:span text:style-name="T232">Windows</text:span><text:span text:style-name="T233">». </text:span><text:span text:style-name="T234"/><text:span text:style-name="T235"/></text:p>
        </text:list-item>
        <text:list-item>
          <text:p text:style-name="P85"><text:span text:style-name="T236">Папка «Основы </text:span><text:span text:style-name="T237">Windows</text:span><text:span text:style-name="T238">» скопирована в папку «Лабораторная работа №1». </text:span><text:span text:style-name="T239"/><text:span text:style-name="T240"/></text:p>
        </text:list-item>
        <text:list-item>
          <text:p text:style-name="P86"><text:span text:style-name="T241">Переименована скопированная папка «Основы Windows» в «Основы Windows_2». </text:span><text:span text:style-name="T242"/><text:span text:style-name="T243"/></text:p>
        </text:list-item>
        <text:list-item>
          <text:p text:style-name="P87"><text:span text:style-name="T244"/><text:span text:style-name="T245">Папка «</text:span><text:span text:style-name="T246">Основы </text:span><text:span text:style-name="T247">Windows_2»</text:span><text:span text:style-name="T248"> перемещена </text:span><text:span text:style-name="T249"> в папку «Основы Windows». </text:span><text:span text:style-name="T250"/><text:span text:style-name="T251"/></text:p>
        </text:list-item>
        <text:list-item>
          <text:p text:style-name="P88"><text:span text:style-name="T252">В папке «Основы Windows» создан документ Microsoft Word с именем «Учусь работать с Word». </text:span><text:span text:style-name="T253"/><text:span text:style-name="T254"/></text:p>
        </text:list-item>
        <text:list-item>
          <text:p text:style-name="P89"><text:span text:style-name="T255">Перемещен файл из папки «Основы Windows» в папку «Лабораторная работа №1». </text:span><text:span text:style-name="T256"/><text:span text:style-name="T257"/></text:p>
        </text:list-item>
        <text:list-item>
          <text:p text:style-name="P90"><text:span text:style-name="T258">Удалена и восстановлена из корзины папка «Основы Windows_2».</text:span><text:span text:style-name="T259"/><text:span text:style-name="T260"/></text:p>
        </text:list-item>
        <text:list-item>
          <text:p text:style-name="P91"><text:span text:style-name="T261">В документе «Учусь работать с Word» </text:span><text:span text:style-name="T262">набран и отформатирован согласно задания текст.</text:span><text:span text:style-name="T263"/><text:span text:style-name="T264"/></text:p>
        </text:list-item>
        <text:list-item>
          <text:p text:style-name="P92"><text:span text:style-name="T265"/><text:span text:style-name="T266">Создана таблица согласно задания и скопирована в новый документ </text:span><text:span text:style-name="T267">Microsoft Word</text:span><text:span text:style-name="T268"><text:s/></text:span><text:span text:style-name="T269">с именем «Учусь работать с Word_2»</text:span><text:span text:style-name="T270"/><text:span text:style-name="T271"/></text:p>
        </text:list-item>
        <text:list-item>
          <text:p text:style-name="P93"><text:span text:style-name="T272">В папке «Лабораторная работа №1» создан документ Microsoft Excel, в который скопирована таблица из </text:span><text:span text:style-name="T273">документа «Учусь работать с Word»</text:span><text:span text:style-name="T274">. </text:span><text:span text:style-name="T275"/><text:span text:style-name="T276"/></text:p>
        </text:list-item>
        <text:list-item>
          <text:p text:style-name="P94"><text:span text:style-name="T277">К таблице в документе </text:span><text:span text:style-name="T278">Microsoft Excel добавлены строка</text:span><text:span text:style-name="T279"> сверху и столбцы слева для столбца «№<text:s text:c="2"/>п/п» и справа для столбца «Стоимость». </text:span><text:span text:style-name="T280"/><text:span text:style-name="T281"/></text:p>
        </text:list-item>
        <text:list-item>
          <text:p text:style-name="P95"><text:span text:style-name="T282">Введены наименования столбцов в заголовок таблицы согласно задания и пронумерованы строки таблицы.</text:span><text:span text:style-name="T283"/><text:span text:style-name="T284"/></text:p>
        </text:list-item>
        <text:list-item>
          <text:p text:style-name="P96"><text:span text:style-name="T285">В ячейках столбца «Стоимость» введена формула расчета стоимости </text:span><text:span text:style-name="T286">(Ст</text:span><text:span text:style-name="T287">оимость = Цена за ед. • Количество)</text:span><text:span text:style-name="T288">.</text:span><text:span text:style-name="T289"/><text:span text:style-name="T290"/></text:p>
        </text:list-item>
        <text:list-item>
          <text:p text:style-name="P97"><text:span text:style-name="T291">Командой «Автосумма» посчитана сумма по столбцу «Стоимость». </text:span><text:span text:style-name="T292"/><text:span text:style-name="T293"/></text:p>
        </text:list-item>
        <text:list-item>
          <text:p text:style-name="P98"><text:span text:style-name="T294">Отформатирована таблица, установлены границы: внешняя – жирная линия; внутренние – тонкие; заголовок – полужирный.</text:span><text:span text:style-name="T295"/><text:span text:style-name="T296"/></text:p>
        </text:list-item>
        <text:list-item>
          <text:p text:style-name="P99"><text:span text:style-name="T297">Построена гистограмма по данным столбца «Стоимость». В качестве подписей по оси Х использованы данные столбца «Наименование товара». Диаграмма размещена на новом листе. </text:span><text:span text:style-name="T298"/><text:span text:style-name="T299"/></text:p>
        </text:list-item>
        <text:list-item>
          <text:p text:style-name="P100"><text:span text:style-name="T300">Диаграмма скопирована в документ «Учусь работать с Word_2». </text:span><text:span text:style-name="T301"/><text:span text:style-name="T302"/></text:p>
        </text:list-item>
        <text:list-item>
          <text:p text:style-name="P101"><text:span text:style-name="T303">В браузере Firefox на сайте </text:span><text:span text:style-name="T304">Тульского Государственного Университета найдена страница Института прикладной информатики и компьютерных наук и </text:span><text:span text:style-name="T305">занесена в закладки браузера.</text:span><text:span text:style-name="T306"/><text:span text:style-name="T307"/></text:p>
        </text:list-item>
        <text:list-item>
          <text:p text:style-name="P102"><text:span text:style-name="T308">Текст со страницы скопирован в документ «Учусь работать с Word». </text:span><text:span text:style-name="T309"/><text:span text:style-name="T310"/></text:p>
        </text:list-item>
        <text:list-item>
          <text:p text:style-name="P103"><text:span text:style-name="T311">Страница </text:span><text:span text:style-name="T312">Института прикладной информатики и компьютерных наук сохранена</text:span><text:span text:style-name="T313"> в папку «Лабораторная работа №1». </text:span><text:span text:style-name="T314"/><text:span text:style-name="T315"/></text:p>
        </text:list-item>
        <text:list-item>
          <text:p text:style-name="P104"><text:span text:style-name="T316">Проверена правильность выполнения работы. </text:span><text:span text:style-name="T317"/><text:span text:style-name="T318"/></text:p>
        </text:list-item>
      </text:list>
      <text:p text:style-name="P105"><text:span text:style-name="T319"/><text:span text:style-name="T320"/><text:span/></text:p>
      <text:p text:style-name="P106"><text:span text:style-name="T321"/><text:span text:style-name="T322"/><text:span/></text:p>
      <text:p text:style-name="P107"><text:span text:style-name="T323">Ответы на контрольные вопросы. </text:span><text:span text:style-name="T324"/><text:span text:style-name="T325"/></text:p>
      <text:list text:style-name="WWNum25" text:continue-numbering="true">
        <text:list-item>
          <text:p text:style-name="P108"><text:span text:style-name="T326">Что такое ярлык?</text:span><text:span text:style-name="T327"/><text:span text:style-name="T328"/></text:p>
        </text:list-item>
      </text:list>
      <text:p text:style-name="P109"><text:span text:style-name="T329"/><text:span text:style-name="T330">Ярлык – это реализованная в ОС Windows возможность использовать ссылки на объект без необходимости создания копий этого объекта.</text:span><text:span text:style-name="T331"/><text:span text:style-name="T332"/></text:p>
      <text:list text:style-name="WWNum25" text:continue-numbering="true">
        <text:list-item>
          <text:p text:style-name="P110"><text:span text:style-name="T333">Как вызвать контекстное меню?</text:span><text:span text:style-name="T334"/><text:span text:style-name="T335"/></text:p>
        </text:list-item>
      </text:list>
      <text:p text:style-name="P111"><text:span text:style-name="T336"/><text:span text:style-name="T337">Контекстное меню, </text:span><text:span text:style-name="T338">вызывается при нажатии на правую кнопки мыши</text:span><text:span text:style-name="T339"> на объекте.</text:span><text:span text:style-name="T340"/><text:span text:style-name="T341"/></text:p>
      <text:list text:style-name="WWNum25" text:continue-numbering="true">
        <text:list-item>
          <text:p text:style-name="P112"><text:span text:style-name="T342">Что такое электронная таблица? </text:span><text:span text:style-name="T343"/><text:span text:style-name="T344"/></text:p>
        </text:list-item>
      </text:list>
      <text:p text:style-name="P113"><text:span text:style-name="T345"/><text:span text:style-name="T346">Электронная таблица</text:span><text:span text:style-name="T347"> – это форма представления данных, в которой данные занесены в таблицу с пронумерованными строками и столбцами, и которые могут представлять из себя как значения (числа, текст, дата и т.д.), так и формулы для вычисления значений. </text:span><text:span text:style-name="T348"/><text:span text:style-name="T349"/></text:p>
      <text:list text:style-name="WWNum25" text:continue-numbering="true">
        <text:list-item>
          <text:p text:style-name="P114"><text:span text:style-name="T350">С чего должна начинаться любая формула в MS Excel?</text:span><text:span text:style-name="T351"/><text:span text:style-name="T352"/></text:p>
        </text:list-item>
      </text:list>
      <text:p text:style-name="P115"><text:span text:style-name="T353"/><text:span text:style-name="T354">Любая формула в MS Excel</text:span><text:span text:style-name="T355"> начинается со знака «=» (равно).</text:span><text:span text:style-name="T356"/><text:span text:style-name="T357"/></text:p>
      <text:list text:style-name="WWNum25" text:continue-numbering="true">
        <text:list-item>
          <text:p text:style-name="P116"><text:span text:style-name="T358">Что такое браузер?</text:span><text:span text:style-name="T359"/><text:span text:style-name="T360"/></text:p>
        </text:list-item>
      </text:list>
      <text:p text:style-name="P117"><text:span text:style-name="T361"/><text:span text:style-name="T362">Браузер – это программа, обеспечивающая отображение Web–страниц</text:span><text:span text:style-name="T363">.</text:span><text:span text:style-name="T364"/><text:span text:style-name="T365"/></text:p>
      <text:p text:style-name="P118"><text:span text:style-name="T366">Лабораторная работа № 10</text:span><text:span/></text:p>
      <text:list>
        <text:list-item>
          <text:p text:style-name="P119"><text:span text:style-name="T367">Название: </text:span><text:span text:style-name="T368">Система подготовки презентаций MS Power Point</text:span><text:span text:style-name="T369">.</text:span><text:span text:style-name="T370"/><text:span/></text:p>
        </text:list-item>
        <text:list-item>
          <text:p text:style-name="P120"><text:span text:style-name="T371">Цель работы</text:span><text:span text:style-name="T372">:</text:span><text:span text:style-name="T373"><text:s/></text:span><text:span text:style-name="T374">Изучить возможности системы, MSPowerPoint предназначенной для создания презентаций, освоить приемы работы с OLE– объектами и приложениями, поддерживающими OLE– технологию</text:span><text:span text:style-name="T375">.</text:span><text:span text:style-name="T376"/><text:span/></text:p>
        </text:list-item>
      </text:list>
      <text:p text:style-name="P121"><text:span text:style-name="T377">В</text:span><text:span text:style-name="T378">ариант: 3.</text:span><text:span/></text:p>
      <text:p text:style-name="P122"><text:span text:style-name="T379"/><text:span text:style-name="T380"/></text:p>
      <text:p text:style-name="P123"><text:span text:style-name="T381">Выполнение лабораторной работы.</text:span><text:span text:style-name="T382"/><text:span/></text:p>
      <text:p text:style-name="P124"><text:span text:style-name="T383">В ходе выполнения лабораторной работы:</text:span><text:span text:style-name="T384"/></text:p>
      <text:list text:style-name="WWNum29" text:continue-numbering="true">
        <text:list-item>
          <text:p text:style-name="P125"><text:span text:style-name="T385">изучены теоретические положения работы;</text:span><text:span text:style-name="T386"/><text:span/></text:p>
        </text:list-item>
        <text:list-item>
          <text:p text:style-name="P126"><text:span text:style-name="T387">создана презентация «Резюме соискателя» способом создания из шаблона темы «Эркер»;</text:span><text:span text:style-name="T388"/></text:p>
        </text:list-item>
        <text:list-item>
          <text:p text:style-name="P127"><text:span text:style-name="T389">в ходе создания презентации были добавлены новые слайд, а так же активно использовалась вкладка «Структура»;</text:span><text:span/></text:p>
        </text:list-item>
        <text:list-item>
          <text:p text:style-name="P128"><text:span text:style-name="T390">для наполнения слайдов использовались: </text:span><text:span/></text:p>
        </text:list-item>
      </text:list>
      <text:list text:style-name="WWNum30" text:continue-numbering="true">
        <text:list-item>
          <text:p text:style-name="P129"><text:span text:style-name="T391">текстовая информация по тематике презентации;</text:span><text:span text:style-name="T392"/></text:p>
        </text:list-item>
        <text:list-item>
          <text:p text:style-name="P130"><text:span text:style-name="T393">файлы изображений формата JPEG соответствующей тематики;</text:span><text:span/></text:p>
        </text:list-item>
        <text:list-item>
          <text:p text:style-name="P131"><text:span text:style-name="T394">OLE – объект (диаграмма уровня доходов);</text:span><text:span/></text:p>
        </text:list-item>
        <text:list-item>
          <text:p text:style-name="P132"><text:span text:style-name="T395">формулы (ряд Фурье);</text:span><text:span/></text:p>
        </text:list-item>
        <text:list-item>
          <text:p text:style-name="P133"><text:span text:style-name="T396">звуковой файл mp3 (музыкальное сопровождение презентации).</text:span><text:span text:style-name="T397"/></text:p>
        </text:list-item>
      </text:list>
      <text:list text:style-name="WWNum29" text:continue-numbering="true">
        <text:list-item>
          <text:p text:style-name="P134"><text:span text:style-name="T398">презентация так же представлена файлом «Резюме дем.ppsx» в формате демонстрации с настроенной автоматической сменой слайдов после 10 секунд показа и анимацией перехода между слайдами.</text:span><text:span text:style-name="T399"/></text:p>
        </text:list-item>
      </text:list>
      <text:p text:style-name="P135"><text:span text:style-name="T400"/><text:span text:style-name="T401"/></text:p>
      <text:p text:style-name="P136"><text:span text:style-name="T402"><text:soft-page-break/></text:span><text:span text:style-name="T403"/></text:p>
      <text:p text:style-name="P137"><text:span text:style-name="T404">Ответы на контрольные вопросы. </text:span><text:span text:style-name="T405"/><text:span text:style-name="T406"/></text:p>
      <text:list text:style-name="WWNum33" text:continue-numbering="true">
        <text:list-item>
          <text:p text:style-name="P138"><text:span text:style-name="T407">Для чего предназначена система MS PowerPoint?</text:span><text:span text:style-name="T408"/></text:p>
        </text:list-item>
      </text:list>
      <text:p text:style-name="P139"><text:span text:style-name="T409">Система</text:span><text:span text:style-name="T410"><text:s/></text:span><text:span text:style-name="T411">MS </text:span><text:span text:style-name="T412">PowerPoint </text:span><text:span text:style-name="T413">предназначена для создания презентаций, телеконференций с показом слайдов. Показ слайдов может осуществляться в различных режимах, с различными звуковыми, анимационными эффектами. Телеконференции и презентации могут происходить в сети </text:span><text:span text:style-name="T414">Интернет или в локальных сетях</text:span><text:span text:style-name="T415">.</text:span><text:span text:style-name="T416"/></text:p>
      <text:list text:style-name="WWNum33" text:continue-numbering="true">
        <text:list-item>
          <text:p text:style-name="P140"><text:span text:style-name="T417">Что такое OLE–технология?</text:span><text:span text:style-name="T418"/></text:p>
        </text:list-item>
      </text:list>
      <text:p text:style-name="P141"><text:span text:style-name="T419"/><text:span text:style-name="T420">OLE–технологии – это совместное использование объектов несколькими приложениями, при этом только одно из них является основным (порождающим объект) , а другое приложение использует данный объект.</text:span><text:span text:style-name="T421"/><text:span text:style-name="T422"/></text:p>
      <text:list text:style-name="WWNum33" text:continue-numbering="true">
        <text:list-item>
          <text:p text:style-name="P142"><text:span text:style-name="T423">Какие существуют режимы редактирования презентаций? Кратко охарактеризуйте каждый из них.</text:span><text:span text:style-name="T424"/></text:p>
        </text:list-item>
      </text:list>
      <text:list text:style-name="WWNum34" text:continue-numbering="true">
        <text:list-item>
          <text:p text:style-name="P143"><text:span text:style-name="T425"/><text:span text:style-name="T426">режим струк</text:span><text:span text:style-name="T427">туры</text:span><text:span text:style-name="T428"> - презентация изображается в конспективном виде;</text:span><text:span text:style-name="T429"/><text:span text:style-name="T430"/></text:p>
        </text:list-item>
        <text:list-item>
          <text:p text:style-name="P144"><text:span text:style-name="T431">режим слайдов </text:span><text:span text:style-name="T432">- презентация изображается в виде списка миниатюр слайдов.</text:span><text:span text:style-name="T433"/></text:p>
        </text:list-item>
      </text:list>
      <text:list text:style-name="WWNum33" text:continue-numbering="true">
        <text:list-item>
          <text:p text:style-name="P145"><text:span text:style-name="T434">Какие объекты могут быть вставлены в слайд?</text:span><text:span text:style-name="T435"/></text:p>
        </text:list-item>
      </text:list>
      <text:p text:style-name="P146"><text:span text:style-name="T436">Могут быть вставлены различные графические объекты, как рисунки, графики, диаграммы, формулы и прочие, в том числе как из файлов, так и предлагаемые системой </text:span><text:span text:style-name="T437">MS PowerPoint,</text:span><text:span text:style-name="T438"> видео- и звуковые файлы, OLE – объекты из других приложений MS Office.</text:span><text:span text:style-name="T439"><text:s text:c="2"/></text:span><text:span text:style-name="T440"/></text:p>
      <text:list text:style-name="WWNum33" text:continue-numbering="true">
        <text:list-item>
          <text:p text:style-name="P147"><text:span text:style-name="T441">В чем состоит различие между вставленным и внедренным объектом? </text:span><text:span text:style-name="T442"/></text:p>
        </text:list-item>
      </text:list>
      <text:p text:style-name="P148"><text:span text:style-name="T443">Вставленные объекты </text:span><text:span text:style-name="T444">являются непосредственно объектами PowerPoint, другие создаются соответствующими приложениями и являются внедренными объектами для PowerPoint. Для этого используется OLE–технология</text:span><text:span text:style-name="T445"/><text:span text:style-name="T446"/></text:p>
      <text:list text:style-name="WWNum33" text:continue-numbering="true">
        <text:list-item>
          <text:p text:style-name="P149"><text:span text:style-name="T447">В каких режимах можно запускать готовую презентацию?</text:span><text:span text:style-name="T448"/></text:p>
        </text:list-item>
      </text:list>
      <text:p text:style-name="P150"><text:span text:style-name="T449">Готовая презентация может запускаться в ручном и автоматическом режимах. В ручном режиме слайды переключаются пользователем. В автоматическом слайды переключаются по времени, так же можно запускать презентацию в бесконечном цикле.</text:span><text:span text:style-name="T450"/></text:p>
      <text:list text:style-name="WWNum33" text:continue-numbering="true">
        <text:list-item>
          <text:p text:style-name="P151"><text:span text:style-name="T451">Как создать автоматически запускаемую презентацию</text:span><text:span text:style-name="T452">?</text:span><text:span text:style-name="T453"/><text:span text:style-name="T454"/></text:p>
        </text:list-item>
      </text:list>
      <text:p text:style-name="P152"><text:span text:style-name="T455">Для создания автоматически запускаемой презентации необходимо презентацию сохранить как демонстрацию в меню «Сохранить как ...».</text:span><text:span text:style-name="T456"/></text:p>
      <text:p text:style-name="P153"><text:span text:style-name="T457"/><text:span text:style-name="T458"/></text:p>
      <text:p text:style-name="P154"><text:span text:style-name="T459"/><text:span text:style-name="T460"/></text:p>
      <text:p text:style-name="P155"><text:span text:style-name="T461"/><text:span text:style-name="T462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53">
      <style:text-properties fo:font-family="Arial" style:font-family-complex="Arial" fo:font-size="11pt"/>
      <style:paragraph-properties fo:line-height="115%" fo:margin-top="0pt" fo:margin-bottom="10pt"/>
    </style:style>
    <style:style style:display-name="DStyle_text" style:family="text" style:name="654">
      <style:text-properties fo:font-family="Arial" style:font-family-complex="Arial" fo:font-size="11pt"/>
    </style:style>
    <style:style style:parent-style-name="653" style:display-name="DStyle_paragraph" style:family="paragraph" style:name="655">
      <style:text-properties fo:font-family="Arial" style:font-family-complex="Arial" fo:font-size="11pt" fo:language="en" fo:country="US"/>
      <style:paragraph-properties fo:line-height="115%" fo:margin-bottom="10pt"/>
    </style:style>
    <style:style style:parent-style-name="653" style:display-name="DStyle_text" style:family="text" style:name="656">
      <style:text-properties fo:font-family="Arial" style:font-family-complex="Arial" fo:font-size="11pt" fo:language="en" fo:country="US"/>
    </style:style>
    <style:style style:parent-style-name="655" style:display-name="Normal" style:family="paragraph" style:name="657">
      <style:text-properties/>
      <style:paragraph-properties/>
    </style:style>
    <style:style style:parent-style-name="653" style:display-name="Heading 1 Char" style:family="text" style:name="658">
      <style:text-properties fo:font-family="Arial" style:font-family-complex="Arial" fo:font-size="20pt"/>
    </style:style>
    <style:style style:parent-style-name="657" style:display-name="Heading 2" style:family="paragraph" style:name="659">
      <style:text-properties fo:font-family="Arial" style:font-family-complex="Arial" fo:font-size="17pt"/>
      <style:paragraph-properties fo:margin-top="18pt" fo:margin-bottom="10pt"/>
    </style:style>
    <style:style style:parent-style-name="653" style:display-name="Heading 2 Char" style:family="text" style:name="660">
      <style:text-properties fo:font-family="Arial" style:font-family-complex="Arial" fo:font-size="17pt"/>
    </style:style>
    <style:style style:parent-style-name="657" style:display-name="Heading 3" style:family="paragraph" style:name="661">
      <style:text-properties fo:font-family="Arial" style:font-family-complex="Arial" fo:font-size="15pt"/>
      <style:paragraph-properties fo:margin-top="16pt" fo:margin-bottom="10pt"/>
    </style:style>
    <style:style style:parent-style-name="653" style:display-name="Heading 3 Char" style:family="text" style:name="662">
      <style:text-properties fo:font-family="Arial" style:font-family-complex="Arial" fo:font-size="15pt"/>
    </style:style>
    <style:style style:parent-style-name="657" style:display-name="Heading 4" style:family="paragraph" style:name="663">
      <style:text-properties fo:font-family="Arial" style:font-family-complex="Arial" fo:font-size="13pt" fo:font-weight="bold"/>
      <style:paragraph-properties fo:margin-top="16pt" fo:margin-bottom="10pt"/>
    </style:style>
    <style:style style:parent-style-name="653" style:display-name="Heading 4 Char" style:family="text" style:name="664">
      <style:text-properties fo:font-family="Arial" style:font-family-complex="Arial" fo:font-size="13pt" fo:font-weight="bold"/>
    </style:style>
    <style:style style:parent-style-name="657" style:display-name="Heading 5" style:family="paragraph" style:name="665">
      <style:text-properties fo:font-family="Arial" style:font-family-complex="Arial" fo:font-size="12pt" fo:font-weight="bold"/>
      <style:paragraph-properties fo:margin-top="16pt" fo:margin-bottom="10pt"/>
    </style:style>
    <style:style style:parent-style-name="653" style:display-name="Heading 5 Char" style:family="text" style:name="666">
      <style:text-properties fo:font-family="Arial" style:font-family-complex="Arial" fo:font-size="12pt" fo:font-weight="bold"/>
    </style:style>
    <style:style style:parent-style-name="657" style:display-name="Heading 6" style:family="paragraph" style:name="667">
      <style:text-properties fo:font-family="Arial" style:font-family-complex="Arial" fo:font-size="11pt" fo:font-weight="bold"/>
      <style:paragraph-properties fo:margin-top="16pt" fo:margin-bottom="10pt"/>
    </style:style>
    <style:style style:parent-style-name="653" style:display-name="Heading 6 Char" style:family="text" style:name="668">
      <style:text-properties fo:font-family="Arial" style:font-family-complex="Arial" fo:font-size="11pt" fo:font-weight="bold"/>
    </style:style>
    <style:style style:parent-style-name="657" style:display-name="Heading 7" style:family="paragraph" style:name="669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53" style:display-name="Heading 7 Char" style:family="text" style:name="670">
      <style:text-properties fo:font-family="Arial" style:font-family-complex="Arial" fo:font-size="11pt" fo:font-style="italic" fo:font-weight="bold"/>
    </style:style>
    <style:style style:parent-style-name="657" style:display-name="Heading 8" style:family="paragraph" style:name="671">
      <style:text-properties fo:font-family="Arial" style:font-family-complex="Arial" fo:font-size="11pt" fo:font-style="italic"/>
      <style:paragraph-properties fo:margin-top="16pt" fo:margin-bottom="10pt"/>
    </style:style>
    <style:style style:parent-style-name="653" style:display-name="Heading 8 Char" style:family="text" style:name="672">
      <style:text-properties fo:font-family="Arial" style:font-family-complex="Arial" fo:font-size="11pt" fo:font-style="italic"/>
    </style:style>
    <style:style style:parent-style-name="657" style:display-name="Heading 9" style:family="paragraph" style:name="673">
      <style:text-properties fo:font-family="Arial" style:font-family-complex="Arial" fo:font-size="10.5pt" fo:font-style="italic"/>
      <style:paragraph-properties fo:margin-top="16pt" fo:margin-bottom="10pt"/>
    </style:style>
    <style:style style:parent-style-name="653" style:display-name="Heading 9 Char" style:family="text" style:name="674">
      <style:text-properties fo:font-family="Arial" style:font-family-complex="Arial" fo:font-size="10.5pt" fo:font-style="italic"/>
    </style:style>
    <style:style style:parent-style-name="657" style:display-name="List Paragraph" style:family="paragraph" style:name="675">
      <style:text-properties/>
      <style:paragraph-properties fo:margin-left="1.27cm" fo:margin-right="0cm" fo:text-indent="0cm"/>
    </style:style>
    <style:style style:parent-style-name="655" style:display-name="No Spacing" style:family="paragraph" style:name="676">
      <style:paragraph-properties fo:line-height="100%" fo:margin-top="0pt" fo:margin-bottom="0pt"/>
    </style:style>
    <style:style style:parent-style-name="657" style:display-name="Title" style:family="paragraph" style:name="677">
      <style:text-properties fo:font-size="24pt"/>
      <style:paragraph-properties fo:margin-top="15pt" fo:margin-bottom="10pt"/>
    </style:style>
    <style:style style:parent-style-name="653" style:display-name="Title Char" style:family="text" style:name="678">
      <style:text-properties fo:font-size="24pt"/>
    </style:style>
    <style:style style:parent-style-name="657" style:display-name="Subtitle" style:family="paragraph" style:name="679">
      <style:text-properties fo:font-size="12pt"/>
      <style:paragraph-properties fo:margin-top="10pt" fo:margin-bottom="10pt"/>
    </style:style>
    <style:style style:parent-style-name="653" style:display-name="Subtitle Char" style:family="text" style:name="680">
      <style:text-properties fo:font-size="12pt"/>
    </style:style>
    <style:style style:parent-style-name="657" style:display-name="Quote" style:family="paragraph" style:name="681">
      <style:text-properties fo:font-style="italic"/>
      <style:paragraph-properties fo:margin-left="1.27cm" fo:margin-right="1.27cm" fo:text-indent="0cm"/>
    </style:style>
    <style:style style:parent-style-name="653" style:display-name="Quote Char" style:family="text" style:name="682">
      <style:text-properties fo:font-style="italic"/>
    </style:style>
    <style:style style:parent-style-name="657" style:display-name="Intense Quote" style:family="paragraph" style:name="683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53" style:display-name="Intense Quote Char" style:family="text" style:name="684">
      <style:text-properties fo:font-style="italic"/>
    </style:style>
    <style:style style:parent-style-name="657" style:display-name="Header" style:family="paragraph" style:name="685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3" style:display-name="Header Char" style:family="text" style:name="686"/>
    <style:style style:parent-style-name="657" style:display-name="Footer" style:family="paragraph" style:name="68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3" style:display-name="Footer Char" style:family="text" style:name="688"/>
    <style:style style:parent-style-name="653" style:display-name="Caption Char" style:family="text" style:name="689"/>
    <style:style style:parent-style-name="653" style:display-name="Hyperlink" style:family="text" style:name="69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53" style:display-name="Internet link" style:family="text" style:name="691">
      <style:text-properties fo:color="#0000ff" style:text-underline-type="single" style:text-underline-style="solid" style:text-underline-width="auto" style:text-underline-color="font-color"/>
    </style:style>
    <style:style style:parent-style-name="653" style:display-name="Internet link" style:family="text" style:name="692">
      <style:text-properties fo:color="#0000ff" style:text-underline-type="single" style:text-underline-style="solid" style:text-underline-width="auto" style:text-underline-color="font-color"/>
    </style:style>
    <style:style style:parent-style-name="657" style:display-name="footnote text" style:family="paragraph" style:name="693">
      <style:text-properties fo:font-size="9pt"/>
      <style:paragraph-properties fo:line-height="100%" fo:margin-bottom="2pt"/>
    </style:style>
    <style:style style:parent-style-name="653" style:display-name="Footnote Text Char" style:family="text" style:name="694">
      <style:text-properties fo:font-size="9pt"/>
    </style:style>
    <style:style style:parent-style-name="653" style:display-name="footnote reference" style:family="text" style:name="695"/>
    <style:style style:parent-style-name="657" style:display-name="endnote text" style:family="paragraph" style:name="696">
      <style:text-properties fo:font-size="10pt"/>
      <style:paragraph-properties fo:line-height="100%" fo:margin-bottom="0pt"/>
    </style:style>
    <style:style style:parent-style-name="653" style:display-name="Endnote Text Char" style:family="text" style:name="697">
      <style:text-properties fo:font-size="10pt"/>
    </style:style>
    <style:style style:parent-style-name="653" style:display-name="endnote reference" style:family="text" style:name="698"/>
    <style:style style:parent-style-name="657" style:display-name="toc 1" style:family="paragraph" style:name="699">
      <style:paragraph-properties fo:margin-left="0cm" fo:margin-right="0cm" fo:text-indent="0cm" fo:margin-bottom="2.85pt"/>
    </style:style>
    <style:style style:parent-style-name="657" style:display-name="toc 2" style:family="paragraph" style:name="700">
      <style:paragraph-properties fo:margin-left="0.4992cm" fo:margin-right="0cm" fo:text-indent="0cm" fo:margin-bottom="2.85pt"/>
    </style:style>
    <style:style style:parent-style-name="657" style:display-name="toc 3" style:family="paragraph" style:name="701">
      <style:paragraph-properties fo:margin-left="1cm" fo:margin-right="0cm" fo:text-indent="0cm" fo:margin-bottom="2.85pt"/>
    </style:style>
    <style:style style:parent-style-name="657" style:display-name="toc 4" style:family="paragraph" style:name="702">
      <style:paragraph-properties fo:margin-left="1.499cm" fo:margin-right="0cm" fo:text-indent="0cm" fo:margin-bottom="2.85pt"/>
    </style:style>
    <style:style style:parent-style-name="657" style:display-name="toc 5" style:family="paragraph" style:name="703">
      <style:paragraph-properties fo:margin-left="2cm" fo:margin-right="0cm" fo:text-indent="0cm" fo:margin-bottom="2.85pt"/>
    </style:style>
    <style:style style:parent-style-name="657" style:display-name="toc 6" style:family="paragraph" style:name="704">
      <style:paragraph-properties fo:margin-left="2.5cm" fo:margin-right="0cm" fo:text-indent="0cm" fo:margin-bottom="2.85pt"/>
    </style:style>
    <style:style style:parent-style-name="657" style:display-name="toc 7" style:family="paragraph" style:name="705">
      <style:paragraph-properties fo:margin-left="3.001cm" fo:margin-right="0cm" fo:text-indent="0cm" fo:margin-bottom="2.85pt"/>
    </style:style>
    <style:style style:parent-style-name="657" style:display-name="toc 8" style:family="paragraph" style:name="706">
      <style:paragraph-properties fo:margin-left="3.5cm" fo:margin-right="0cm" fo:text-indent="0cm" fo:margin-bottom="2.85pt"/>
    </style:style>
    <style:style style:parent-style-name="657" style:display-name="toc 9" style:family="paragraph" style:name="707">
      <style:paragraph-properties fo:margin-left="4.001cm" fo:margin-right="0cm" fo:text-indent="0cm" fo:margin-bottom="2.85pt"/>
    </style:style>
    <style:style style:parent-style-name="655" style:display-name="TOC Heading" style:family="paragraph" style:name="708"/>
    <style:style style:parent-style-name="657" style:display-name="table of figures" style:family="paragraph" style:name="709">
      <style:paragraph-properties fo:margin-bottom="0pt"/>
    </style:style>
    <style:style style:class="default" style:display-name="DStyle_paragraph" style:family="paragraph" style:name="710">
      <style:text-properties fo:color="#000000" fo:font-family="Liberation Serif" style:font-family-asian="Times New Roman" style:font-family-complex="Liberation Serif" fo:font-size="12pt" fo:language="ru" fo:country="RU"/>
      <style:paragraph-properties fo:line-height="115%" fo:margin-top="0pt" fo:margin-bottom="10pt"/>
    </style:style>
    <style:style style:parent-style-name="710" style:display-name="Standard" style:family="paragraph" style:name="711">
      <style:text-properties/>
      <style:paragraph-properties/>
    </style:style>
    <style:style style:parent-style-name="711" style:display-name="Heading" style:family="paragraph" style:name="712">
      <style:text-properties fo:font-family="Liberation Sans" style:font-family-complex="Liberation Sans" fo:font-size="14pt"/>
      <style:paragraph-properties fo:margin-top="12pt" fo:margin-bottom="6pt"/>
    </style:style>
    <style:style style:parent-style-name="711" style:display-name="Text body" style:family="paragraph" style:name="713">
      <style:paragraph-properties fo:line-height="115%" fo:margin-top="0pt" fo:margin-bottom="7pt"/>
    </style:style>
    <style:style style:parent-style-name="713" style:display-name="List" style:family="paragraph" style:name="714"/>
    <style:style style:parent-style-name="711" style:display-name="Caption" style:family="paragraph" style:name="715">
      <style:text-properties fo:font-size="12pt" fo:font-style="italic"/>
      <style:paragraph-properties fo:margin-top="6pt" fo:margin-bottom="6pt"/>
    </style:style>
    <style:style style:parent-style-name="711" style:display-name="Index" style:family="paragraph" style:name="716"/>
    <style:style style:parent-style-name="712" style:display-name="Heading 1" style:family="paragraph" style:name="717">
      <style:text-properties fo:font-family="Liberation Serif" style:font-family-complex="Liberation Serif" fo:font-size="24pt" fo:font-weight="bold"/>
      <style:paragraph-properties fo:margin-top="12pt" fo:margin-bottom="6pt"/>
    </style:style>
    <style:style style:parent-style-name="711" style:display-name="Table Contents" style:family="paragraph" style:name="718"/>
    <style:style style:parent-style-name="718" style:display-name="Table Heading" style:family="paragraph" style:name="719">
      <style:text-properties fo:font-weight="bold"/>
      <style:paragraph-properties fo:text-align="center"/>
    </style:style>
    <style:style style:parent-style-name="711" style:display-name="Frame contents" style:family="paragraph" style:name="720"/>
    <style:style style:parent-style-name="715" style:display-name="Drawing" style:family="paragraph" style:name="721"/>
    <style:style style:parent-style-name="710" style:display-name="Bullet Symbols" style:family="text" style:name="722">
      <style:text-properties fo:font-family="OpenSymbol" style:font-family-complex="OpenSymbol"/>
    </style:style>
    <style:style style:parent-style-name="710" style:display-name="Strong Emphasis" style:family="text" style:name="723">
      <style:text-properties fo:font-weight="bold"/>
    </style:style>
    <style:style style:parent-style-name="710" style:display-name="Numbering Symbols" style:family="text" style:name="724">
      <style:text-properties fo:font-family="Times New Roman" style:font-family-complex="Times New Roman" fo:font-size="14pt" fo:font-style="normal"/>
    </style:style>
    <style:style style:parent-style-name="710" style:display-name="Internet link" style:family="text" style:name="725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726"/>
    <style:style style:parent-style-name="710" style:display-name="T1" style:family="text" style:name="727">
      <style:text-properties fo:font-family="Symbol" style:font-family-complex="Symbol"/>
    </style:style>
    <style:style style:parent-style-name="710" style:display-name="T2" style:family="text" style:name="728">
      <style:text-properties fo:font-family="Symbol" style:font-family-complex="Symbol"/>
    </style:style>
    <style:style style:parent-style-name="710" style:display-name="T3" style:family="text" style:name="729">
      <style:text-properties fo:font-family="Symbol" style:font-family-complex="Symbol"/>
    </style:style>
    <style:style style:parent-style-name="710" style:display-name="T4" style:family="text" style:name="730">
      <style:text-properties fo:font-family="Symbol" style:font-family-complex="Symbol"/>
    </style:style>
    <style:style style:parent-style-name="710" style:display-name="T5" style:family="text" style:name="731">
      <style:text-properties fo:font-family="Symbol" style:font-family-complex="Symbol"/>
    </style:style>
    <style:style style:parent-style-name="710" style:display-name="T6" style:family="text" style:name="732">
      <style:text-properties fo:font-family="Symbol" style:font-family-complex="Symbol"/>
    </style:style>
    <style:style style:parent-style-name="710" style:display-name="T7" style:family="text" style:name="733">
      <style:text-properties fo:font-family="Symbol" style:font-family-complex="Symbol"/>
    </style:style>
    <style:style style:parent-style-name="710" style:display-name="T8" style:family="text" style:name="734">
      <style:text-properties fo:font-family="Symbol" style:font-family-complex="Symbol"/>
    </style:style>
    <style:style style:parent-style-name="710" style:display-name="T9" style:family="text" style:name="735">
      <style:text-properties fo:font-family="Symbol" style:font-family-complex="Symbol"/>
    </style:style>
    <style:style style:parent-style-name="710" style:display-name="T1" style:family="text" style:name="736">
      <style:text-properties fo:font-family="Symbol" style:font-family-complex="Symbol"/>
    </style:style>
    <style:style style:parent-style-name="710" style:display-name="T2" style:family="text" style:name="737">
      <style:text-properties fo:font-family="Symbol" style:font-family-complex="Symbol"/>
    </style:style>
    <style:style style:parent-style-name="710" style:display-name="T3" style:family="text" style:name="738">
      <style:text-properties fo:font-family="Symbol" style:font-family-complex="Symbol"/>
    </style:style>
    <style:style style:parent-style-name="710" style:display-name="T4" style:family="text" style:name="739">
      <style:text-properties fo:font-family="Symbol" style:font-family-complex="Symbol"/>
    </style:style>
    <style:style style:parent-style-name="710" style:display-name="T5" style:family="text" style:name="740">
      <style:text-properties fo:font-family="Symbol" style:font-family-complex="Symbol"/>
    </style:style>
    <style:style style:parent-style-name="710" style:display-name="T6" style:family="text" style:name="741">
      <style:text-properties fo:font-family="Symbol" style:font-family-complex="Symbol"/>
    </style:style>
    <style:style style:parent-style-name="710" style:display-name="T7" style:family="text" style:name="742">
      <style:text-properties fo:font-family="Symbol" style:font-family-complex="Symbol"/>
    </style:style>
    <style:style style:parent-style-name="710" style:display-name="T8" style:family="text" style:name="743">
      <style:text-properties fo:font-family="Symbol" style:font-family-complex="Symbol"/>
    </style:style>
    <style:style style:parent-style-name="710" style:display-name="T9" style:family="text" style:name="744">
      <style:text-properties fo:font-family="Symbol" style:font-family-complex="Symbol"/>
    </style:style>
    <style:style style:parent-style-name="710" style:display-name="T10" style:family="text" style:name="745">
      <style:text-properties fo:font-family="Symbol" style:font-family-complex="Symbol"/>
    </style:style>
    <style:style style:parent-style-name="710" style:display-name="T11" style:family="text" style:name="746">
      <style:text-properties fo:font-family="Symbol" style:font-family-complex="Symbol"/>
    </style:style>
    <style:style style:parent-style-name="710" style:display-name="T12" style:family="text" style:name="747">
      <style:text-properties fo:font-family="Symbol" style:font-family-complex="Symbol"/>
    </style:style>
    <style:style style:parent-style-name="710" style:display-name="T13" style:family="text" style:name="748">
      <style:text-properties fo:font-family="Symbol" style:font-family-complex="Symbol"/>
    </style:style>
    <style:style style:parent-style-name="710" style:display-name="T14" style:family="text" style:name="749">
      <style:text-properties fo:font-family="Symbol" style:font-family-complex="Symbol"/>
    </style:style>
    <style:style style:parent-style-name="710" style:display-name="T15" style:family="text" style:name="750">
      <style:text-properties fo:font-family="Symbol" style:font-family-complex="Symbol"/>
    </style:style>
    <style:style style:parent-style-name="710" style:display-name="T16" style:family="text" style:name="751">
      <style:text-properties fo:font-family="Symbol" style:font-family-complex="Symbol"/>
    </style:style>
    <style:style style:parent-style-name="710" style:display-name="T17" style:family="text" style:name="752">
      <style:text-properties fo:font-family="Symbol" style:font-family-complex="Symbol"/>
    </style:style>
    <style:style style:parent-style-name="710" style:display-name="T18" style:family="text" style:name="753">
      <style:text-properties fo:font-family="Symbol" style:font-family-complex="Symbol"/>
    </style:style>
    <style:style style:parent-style-name="710" style:display-name="T19" style:family="text" style:name="754">
      <style:text-properties fo:font-family="Symbol" style:font-family-complex="Symbol"/>
    </style:style>
    <style:style style:parent-style-name="710" style:display-name="T20" style:family="text" style:name="755">
      <style:text-properties fo:font-family="Symbol" style:font-family-complex="Symbol"/>
    </style:style>
    <style:style style:parent-style-name="710" style:display-name="T21" style:family="text" style:name="756">
      <style:text-properties fo:font-family="Symbol" style:font-family-complex="Symbol"/>
    </style:style>
    <style:style style:parent-style-name="710" style:display-name="T22" style:family="text" style:name="757">
      <style:text-properties fo:font-family="Symbol" style:font-family-complex="Symbol"/>
    </style:style>
    <style:style style:parent-style-name="710" style:display-name="T23" style:family="text" style:name="758">
      <style:text-properties fo:font-family="Symbol" style:font-family-complex="Symbol"/>
    </style:style>
    <style:style style:parent-style-name="710" style:display-name="T24" style:family="text" style:name="759">
      <style:text-properties fo:font-family="Symbol" style:font-family-complex="Symbol"/>
    </style:style>
    <style:style style:parent-style-name="710" style:display-name="T25" style:family="text" style:name="760">
      <style:text-properties fo:font-family="Symbol" style:font-family-complex="Symbol"/>
    </style:style>
    <style:style style:parent-style-name="710" style:display-name="T26" style:family="text" style:name="761">
      <style:text-properties fo:font-family="Symbol" style:font-family-complex="Symbol"/>
    </style:style>
    <style:style style:parent-style-name="710" style:display-name="T27" style:family="text" style:name="762">
      <style:text-properties fo:font-family="Symbol" style:font-family-complex="Symbol"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Symbol" style:font-family-complex="Symbol"/>
    </style:style>
    <style:style style:family="text" style:name="T3">
      <style:text-properties fo:font-family="Symbol" style:font-family-complex="Symbol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Symbol" style:font-family-complex="Symbol"/>
    </style:style>
    <style:style style:family="text" style:name="T6">
      <style:text-properties fo:font-family="Symbol" style:font-family-complex="Symbol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Symbol" style:font-family-complex="Symbol"/>
    </style:style>
    <style:style style:family="text" style:name="T9">
      <style:text-properties fo:font-family="Symbol" style:font-family-complex="Symbol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Symbol" style:font-family-complex="Symbol"/>
    </style:style>
    <style:style style:family="text" style:name="T12">
      <style:text-properties fo:font-family="Symbol" style:font-family-complex="Symbol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Symbol" style:font-family-complex="Symbol"/>
    </style:style>
    <style:style style:family="text" style:name="T15">
      <style:text-properties fo:font-family="Symbol" style:font-family-complex="Symbol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Symbol" style:font-family-complex="Symbol"/>
    </style:style>
    <style:style style:family="text" style:name="T18">
      <style:text-properties fo:font-family="Symbol" style:font-family-complex="Symbol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Symbol" style:font-family-complex="Symbol"/>
    </style:style>
    <style:style style:family="text" style:name="T21">
      <style:text-properties fo:font-family="Symbol" style:font-family-complex="Symbol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Symbol" style:font-family-complex="Symbol"/>
    </style:style>
    <style:style style:family="text" style:name="T24">
      <style:text-properties fo:font-family="Symbol" style:font-family-complex="Symbol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Symbol" style:font-family-complex="Symbol"/>
    </style:style>
    <style:style style:family="text" style:name="T27">
      <style:text-properties fo:font-family="Symbol" style:font-family-complex="Symbol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color="#000000" fo:font-family="Times New Roman" style:font-family-asian="Times New Roman" style:font-family-complex="Times New Roman" fo:font-size="12pt"/>
    </style:style>
    <style:style style:family="text" style:name="T38">
      <style:text-properties fo:font-family="Symbol" style:font-family-asian="Symbol" style:font-family-complex="Symbol"/>
    </style:style>
    <style:style style:family="text" style:name="T39">
      <style:text-properties fo:font-family="Courier New" style:font-family-asian="Courier New" style:font-family-complex="Courier New"/>
    </style:style>
    <style:style style:family="text" style:name="T40">
      <style:text-properties fo:font-family="Wingdings" style:font-family-asian="Wingdings" style:font-family-complex="Wingdings"/>
    </style:style>
    <style:style style:family="text" style:name="T41">
      <style:text-properties fo:font-family="Symbol" style:font-family-asian="Symbol" style:font-family-complex="Symbol"/>
    </style:style>
    <style:style style:family="text" style:name="T42">
      <style:text-properties fo:font-family="Courier New" style:font-family-asian="Courier New" style:font-family-complex="Courier New"/>
    </style:style>
    <style:style style:family="text" style:name="T43">
      <style:text-properties fo:font-family="Wingdings" style:font-family-asian="Wingdings" style:font-family-complex="Wingdings"/>
    </style:style>
    <style:style style:family="text" style:name="T44">
      <style:text-properties fo:font-family="Symbol" style:font-family-asian="Symbol" style:font-family-complex="Symbol"/>
    </style:style>
    <style:style style:family="text" style:name="T45">
      <style:text-properties fo:font-family="Courier New" style:font-family-asian="Courier New" style:font-family-complex="Courier New"/>
    </style:style>
    <style:style style:family="text" style:name="T46">
      <style:text-properties fo:font-family="Wingdings" style:font-family-asian="Wingdings" style:font-family-complex="Wingdings"/>
    </style:style>
    <style:style style:family="text" style:name="T47">
      <style:text-properties fo:font-family="Symbol" style:font-family-asian="Symbol" style:font-family-complex="Symbol"/>
    </style:style>
    <style:style style:family="text" style:name="T48">
      <style:text-properties fo:font-family="Symbol" style:font-family-asian="Symbol" style:font-family-complex="Symbol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Symbol" style:font-family-asian="Symbol" style:font-family-complex="Symbol"/>
    </style:style>
    <style:style style:family="text" style:name="T51">
      <style:text-properties fo:font-family="Symbol" style:font-family-asian="Symbol" style:font-family-complex="Symbol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Symbol" style:font-family-asian="Symbol" style:font-family-complex="Symbol"/>
    </style:style>
    <style:style style:family="text" style:name="T54">
      <style:text-properties fo:font-family="Symbol" style:font-family-asian="Symbol" style:font-family-complex="Symbol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Symbol" style:font-family-asian="Symbol" style:font-family-complex="Symbol"/>
    </style:style>
    <style:style style:family="text" style:name="T57">
      <style:text-properties fo:font-family="Courier New" style:font-family-asian="Courier New" style:font-family-complex="Courier New"/>
    </style:style>
    <style:style style:family="text" style:name="T58">
      <style:text-properties fo:font-family="Wingdings" style:font-family-asian="Wingdings" style:font-family-complex="Wingdings"/>
    </style:style>
    <style:style style:family="text" style:name="T59">
      <style:text-properties fo:font-family="Symbol" style:font-family-asian="Symbol" style:font-family-complex="Symbol"/>
    </style:style>
    <style:style style:family="text" style:name="T60">
      <style:text-properties fo:font-family="Courier New" style:font-family-asian="Courier New" style:font-family-complex="Courier New"/>
    </style:style>
    <style:style style:family="text" style:name="T61">
      <style:text-properties fo:font-family="Wingdings" style:font-family-asian="Wingdings" style:font-family-complex="Wingdings"/>
    </style:style>
    <style:style style:family="text" style:name="T62">
      <style:text-properties fo:font-family="Symbol" style:font-family-asian="Symbol" style:font-family-complex="Symbol"/>
    </style:style>
    <style:style style:family="text" style:name="T63">
      <style:text-properties fo:font-family="Courier New" style:font-family-asian="Courier New" style:font-family-complex="Courier New"/>
    </style:style>
    <style:style style:family="text" style:name="T64">
      <style:text-properties fo:font-family="Wingdings" style:font-family-asian="Wingdings" style:font-family-complex="Wingdings"/>
    </style:style>
    <text:list-style style:name="WWNum1">
      <text:list-level-style-bullet text:level="1" text:bullet-char="•   ">
        <style:list-level-properties text:list-level-position-and-space-mode="label-alignment">
          <style:list-level-label-alignment fo:text-indent="-0.4992cm" fo:margin-left="1.247cm"/>
        </style:list-level-properties>
      </text:list-level-style-bullet>
      <text:list-level-style-bullet text:level="2" text:bullet-char="•   ">
        <style:list-level-properties text:list-level-position-and-space-mode="label-alignment">
          <style:list-level-label-alignment fo:text-indent="-0.4992cm" fo:margin-left="2.494cm"/>
        </style:list-level-properties>
      </text:list-level-style-bullet>
      <text:list-level-style-bullet text:level="3" text:bullet-char="•   ">
        <style:list-level-properties text:list-level-position-and-space-mode="label-alignment">
          <style:list-level-label-alignment fo:text-indent="-0.4992cm" fo:margin-left="3.741cm"/>
        </style:list-level-properties>
      </text:list-level-style-bullet>
      <text:list-level-style-bullet text:level="4" text:bullet-char="•   ">
        <style:list-level-properties text:list-level-position-and-space-mode="label-alignment">
          <style:list-level-label-alignment fo:text-indent="-0.4992cm" fo:margin-left="4.989cm"/>
        </style:list-level-properties>
      </text:list-level-style-bullet>
      <text:list-level-style-bullet text:level="5" text:bullet-char="•   ">
        <style:list-level-properties text:list-level-position-and-space-mode="label-alignment">
          <style:list-level-label-alignment fo:text-indent="-0.4992cm" fo:margin-left="6.236cm"/>
        </style:list-level-properties>
      </text:list-level-style-bullet>
      <text:list-level-style-bullet text:level="6" text:bullet-char="•   ">
        <style:list-level-properties text:list-level-position-and-space-mode="label-alignment">
          <style:list-level-label-alignment fo:text-indent="-0.4992cm" fo:margin-left="7.481cm"/>
        </style:list-level-properties>
      </text:list-level-style-bullet>
      <text:list-level-style-bullet text:level="7" text:bullet-char="•   ">
        <style:list-level-properties text:list-level-position-and-space-mode="label-alignment">
          <style:list-level-label-alignment fo:text-indent="-0.4992cm" fo:margin-left="8.728cm"/>
        </style:list-level-properties>
      </text:list-level-style-bullet>
      <text:list-level-style-bullet text:level="8" text:bullet-char="•   ">
        <style:list-level-properties text:list-level-position-and-space-mode="label-alignment">
          <style:list-level-label-alignment fo:text-indent="-0.4992cm" fo:margin-left="9.977cm"/>
        </style:list-level-properties>
      </text:list-level-style-bullet>
      <text:list-level-style-bullet text:level="9" text:bullet-char="•   ">
        <style:list-level-properties text:list-level-position-and-space-mode="label-alignment">
          <style:list-level-label-alignment fo:text-indent="-0.4992cm" fo:margin-left="11.22cm"/>
        </style:list-level-properties>
      </text:list-level-style-bullet>
    </text:list-style>
    <text:list-style style:name="WWNum2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3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4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5">
      <text:list-level-style-bullet text:level="1" text:bullet-char="•   ">
        <style:list-level-properties text:list-level-position-and-space-mode="label-alignment">
          <style:list-level-label-alignment fo:text-indent="-0.4992cm" fo:margin-left="1.247cm"/>
        </style:list-level-properties>
      </text:list-level-style-bullet>
      <text:list-level-style-bullet text:level="2" text:bullet-char="•   ">
        <style:list-level-properties text:list-level-position-and-space-mode="label-alignment">
          <style:list-level-label-alignment fo:text-indent="-0.4992cm" fo:margin-left="2.494cm"/>
        </style:list-level-properties>
      </text:list-level-style-bullet>
      <text:list-level-style-bullet text:level="3" text:bullet-char="•   ">
        <style:list-level-properties text:list-level-position-and-space-mode="label-alignment">
          <style:list-level-label-alignment fo:text-indent="-0.4992cm" fo:margin-left="3.741cm"/>
        </style:list-level-properties>
      </text:list-level-style-bullet>
      <text:list-level-style-bullet text:level="4" text:bullet-char="•   ">
        <style:list-level-properties text:list-level-position-and-space-mode="label-alignment">
          <style:list-level-label-alignment fo:text-indent="-0.4992cm" fo:margin-left="4.989cm"/>
        </style:list-level-properties>
      </text:list-level-style-bullet>
      <text:list-level-style-bullet text:level="5" text:bullet-char="•   ">
        <style:list-level-properties text:list-level-position-and-space-mode="label-alignment">
          <style:list-level-label-alignment fo:text-indent="-0.4992cm" fo:margin-left="6.236cm"/>
        </style:list-level-properties>
      </text:list-level-style-bullet>
      <text:list-level-style-bullet text:level="6" text:bullet-char="•   ">
        <style:list-level-properties text:list-level-position-and-space-mode="label-alignment">
          <style:list-level-label-alignment fo:text-indent="-0.4992cm" fo:margin-left="7.481cm"/>
        </style:list-level-properties>
      </text:list-level-style-bullet>
      <text:list-level-style-bullet text:level="7" text:bullet-char="•   ">
        <style:list-level-properties text:list-level-position-and-space-mode="label-alignment">
          <style:list-level-label-alignment fo:text-indent="-0.4992cm" fo:margin-left="8.728cm"/>
        </style:list-level-properties>
      </text:list-level-style-bullet>
      <text:list-level-style-bullet text:level="8" text:bullet-char="•   ">
        <style:list-level-properties text:list-level-position-and-space-mode="label-alignment">
          <style:list-level-label-alignment fo:text-indent="-0.4992cm" fo:margin-left="9.977cm"/>
        </style:list-level-properties>
      </text:list-level-style-bullet>
      <text:list-level-style-bullet text:level="9" text:bullet-char="•   ">
        <style:list-level-properties text:list-level-position-and-space-mode="label-alignment">
          <style:list-level-label-alignment fo:text-indent="-0.4992cm" fo:margin-left="11.22cm"/>
        </style:list-level-properties>
      </text:list-level-style-bullet>
    </text:list-style>
    <text:list-style style:name="WWNum6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7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8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9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4992cm" fo:margin-left="1.24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4992cm" fo:margin-left="2.494cm"/>
        </style:list-level-properties>
      </text:list-level-style-number>
      <text:list-level-style-number text:level="3" style:num-format="a" style:num-letter-sync="true" style:num-suffix=".">
        <style:list-level-properties text:list-level-position-and-space-mode="label-alignment">
          <style:list-level-label-alignment fo:text-indent="-0.4992cm" fo:margin-left="3.741cm"/>
        </style:list-level-properties>
      </text:list-level-style-number>
      <text:list-level-style-number text:level="4" style:num-format="a" style:num-letter-sync="true" style:num-suffix=".">
        <style:list-level-properties text:list-level-position-and-space-mode="label-alignment">
          <style:list-level-label-alignment fo:text-indent="-0.4992cm" fo:margin-left="4.989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4992cm" fo:margin-left="6.236cm"/>
        </style:list-level-properties>
      </text:list-level-style-number>
      <text:list-level-style-number text:level="6" style:num-format="a" style:num-letter-sync="true" style:num-suffix=".">
        <style:list-level-properties text:list-level-position-and-space-mode="label-alignment">
          <style:list-level-label-alignment fo:text-indent="-0.4992cm" fo:margin-left="7.481cm"/>
        </style:list-level-properties>
      </text:list-level-style-number>
      <text:list-level-style-number text:level="7" style:num-format="a" style:num-letter-sync="true" style:num-suffix=".">
        <style:list-level-properties text:list-level-position-and-space-mode="label-alignment">
          <style:list-level-label-alignment fo:text-indent="-0.4992cm" fo:margin-left="8.728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4992cm" fo:margin-left="9.977cm"/>
        </style:list-level-properties>
      </text:list-level-style-number>
      <text:list-level-style-number text:level="9" style:num-format="a" style:num-letter-sync="true" style:num-suffix=".">
        <style:list-level-properties text:list-level-position-and-space-mode="label-alignment">
          <style:list-level-label-alignment fo:text-indent="-0.4992cm" fo:margin-left="11.22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1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9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0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2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asian="Times New Roman" style:font-family-complex="Times New Roman" fo:font-size="12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4">
      <text:list-level-style-bullet text:level="1" text:style-name="T3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4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6">
      <text:list-level-style-bullet text:level="1" text:style-name="T5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